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Source Code Pro Semibold" svg:font-family="'Source Code Pro Semibold'"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HighBox">
      <style:paragraph-properties style:writing-mode="lr-tb"/>
    </style:style>
    <style:style style:name="P15" style:family="paragraph" style:parent-style-name="AccentLowBox">
      <style:paragraph-properties fo:text-align="center" style:justify-single-word="false"/>
    </style:style>
    <style:style style:name="P16" style:family="paragraph" style:parent-style-name="AccentLowBox">
      <style:text-properties fo:language="zxx" fo:country="none" style:language-asian="zxx" style:country-asian="none" style:language-complex="zxx" style:country-complex="none"/>
    </style:style>
    <style:style style:name="P17" style:family="paragraph" style:parent-style-name="Text_20_body">
      <style:paragraph-properties fo:keep-with-next="always"/>
    </style:style>
    <style:style style:name="P18" style:family="paragraph" style:parent-style-name="AccentLowHead">
      <style:paragraph-properties fo:margin-top="0.499cm" fo:margin-bottom="0.3cm"/>
    </style:style>
    <style:style style:name="P19" style:family="paragraph" style:parent-style-name="AccentHighHead">
      <style:paragraph-properties fo:margin-top="0.499cm" fo:margin-bottom="0.3cm"/>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2" style:family="paragraph" style:parent-style-name="Contents_20_Heading">
      <style:paragraph-properties fo:break-before="page"/>
    </style:style>
    <style:style style:name="P23" style:family="paragraph" style:parent-style-name="Heading_20_2">
      <style:text-properties style:font-name="Tahoma3" style:font-name-asian="Wingdings" style:font-name-complex="Wingdings"/>
    </style:style>
    <style:style style:name="P24" style:family="paragraph" style:parent-style-name="Heading_20_2">
      <style:paragraph-properties fo:break-before="page"/>
    </style:style>
    <style:style style:name="P25" style:family="paragraph" style:parent-style-name="Heading_20_2" style:master-page-name="">
      <style:paragraph-properties style:page-number="auto" fo:keep-with-next="always"/>
    </style:style>
    <style:style style:name="P26" style:family="paragraph" style:parent-style-name="Heading_20_4">
      <style:text-properties fo:language="en" fo:country="GB"/>
    </style:style>
    <style:style style:name="P27" style:family="paragraph" style:parent-style-name="AccentHighBox" style:list-style-name="BwAufzählung">
      <style:paragraph-properties fo:margin-left="0.801cm" fo:margin-right="0.499cm" fo:text-indent="-0.3cm" style:auto-text-indent="false">
        <style:tab-stops/>
      </style:paragraph-properties>
    </style:style>
    <style:style style:name="P28" style:family="paragraph" style:parent-style-name="AccentMidBox" style:list-style-name="BwAufzählung">
      <style:paragraph-properties fo:margin-left="0.499cm" fo:margin-right="0.499cm" fo:text-indent="0cm" style:auto-text-indent="false"/>
    </style:style>
    <style:style style:name="P29" style:family="paragraph" style:parent-style-name="Standard" style:list-style-name="L12"/>
    <style:style style:name="P30" style:family="paragraph" style:parent-style-name="Contents_20_4">
      <style:paragraph-properties>
        <style:tab-stops>
          <style:tab-stop style:position="15.503cm" style:type="right"/>
        </style:tab-stops>
      </style:paragraph-properties>
    </style:style>
    <style:style style:name="P31" style:family="paragraph" style:parent-style-name="Contents_20_2">
      <style:paragraph-properties>
        <style:tab-stops>
          <style:tab-stop style:position="16.501cm" style:type="right"/>
        </style:tab-stops>
      </style:paragraph-properties>
    </style:style>
    <style:style style:name="P32" style:family="paragraph" style:parent-style-name="Heading_20_3">
      <style:text-properties style:font-name="Tahoma3" style:font-name-asian="Wingdings" style:font-name-complex="Wingdings"/>
    </style:style>
    <style:style style:name="P33" style:family="paragraph" style:parent-style-name="Heading_20_3" style:list-style-name="Nummerierung_20_3_20_mit_20_Nummern"/>
    <style:style style:name="P34" style:family="paragraph" style:parent-style-name="Heading_20_3">
      <style:text-properties fo:language="en" fo:country="GB"/>
    </style:style>
    <style:style style:name="P35" style:family="paragraph" style:parent-style-name="Heading_20_3" style:list-style-name="Nummerierung_20_3_20_mit_20_Nummern">
      <style:text-properties fo:language="en" fo:country="GB"/>
    </style:style>
    <style:style style:name="P36" style:family="paragraph" style:parent-style-name="Heading_20_3">
      <style:paragraph-properties fo:break-before="page"/>
    </style:style>
    <style:style style:name="P37" style:family="paragraph" style:parent-style-name="Heading_20_3">
      <style:paragraph-properties style:writing-mode="lr-tb"/>
    </style:style>
    <style:style style:name="P38" style:family="paragraph" style:parent-style-name="Contents_20_3">
      <style:paragraph-properties>
        <style:tab-stops>
          <style:tab-stop style:position="16.002cm" style:type="right"/>
        </style:tab-stops>
      </style:paragraph-properties>
    </style:style>
    <style:style style:name="P39" style:family="paragraph" style:parent-style-name="Contents_20_1">
      <style:paragraph-properties>
        <style:tab-stops>
          <style:tab-stop style:position="17cm" style:type="right"/>
        </style:tab-stops>
      </style:paragraph-properties>
    </style:style>
    <style:style style:name="P40" style:family="paragraph" style:parent-style-name="Text_20_body" style:list-style-name="List_20_1"/>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text-properties style:font-name="Tahoma3" style:font-name-asian="Wingdings" style:font-name-complex="Wingdings"/>
    </style:style>
    <style:style style:name="P45" style:family="paragraph" style:parent-style-name="Text_20_body" style:list-style-name="L5">
      <style:text-properties style:font-name="Tahoma3" style:font-name-asian="Wingdings" style:font-name-complex="Wingdings"/>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1"/>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ist_20_1">
      <style:paragraph-properties fo:margin-top="0cm" fo:margin-bottom="0.15cm"/>
    </style:style>
    <style:style style:name="P55" style:family="paragraph" style:parent-style-name="Text_20_body">
      <style:paragraph-properties style:writing-mode="lr-tb"/>
    </style:style>
    <style:style style:name="P56" style:family="paragraph" style:parent-style-name="Text_20_body" style:list-style-name="L1">
      <style:paragraph-properties style:writing-mode="lr-tb"/>
    </style:style>
    <style:style style:name="P57" style:family="paragraph" style:parent-style-name="Text_20_body" style:list-style-name="L10">
      <style:paragraph-properties style:writing-mode="lr-tb"/>
    </style:style>
    <style:style style:name="P58" style:family="paragraph" style:parent-style-name="Text_20_body" style:list-style-name="L13">
      <style:paragraph-properties fo:margin-top="0cm" fo:margin-bottom="0cm"/>
    </style:style>
    <style:style style:name="P59" style:family="paragraph" style:parent-style-name="Text_20_body" style:list-style-name="L14">
      <style:paragraph-properties fo:margin-top="0cm" fo:margin-bottom="0cm"/>
    </style:style>
    <style:style style:name="P60" style:family="paragraph" style:parent-style-name="Text_20_body" style:list-style-name="L15">
      <style:paragraph-properties fo:margin-top="0cm" fo:margin-bottom="0cm"/>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font-name="Tahoma3" style:font-name-asian="Wingdings" style:font-name-complex="Wingdings"/>
    </style:style>
    <style:style style:name="T7" style:family="text">
      <style:text-properties style:text-position="super 58%"/>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name="Arial1"/>
    </style:style>
    <style:style style:name="T10" style:family="text">
      <style:text-properties style:text-position="super 58%" style:font-name="Arial1" style:font-name-asian="Wingdings" style:font-name-complex="Wingdings"/>
    </style:style>
    <style:style style:name="T11" style:family="text">
      <style:text-properties style:text-position="super 58%" style:font-size-asian="10.5pt"/>
    </style:style>
    <style:style style:name="T12"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3" style:family="text">
      <style:text-properties style:font-name="Wingdings" style:font-name-asian="Wingdings" style:font-name-complex="Wingdings"/>
    </style:style>
    <style:style style:name="T14" style:family="text">
      <style:text-properties fo:language="en" fo:country="GB"/>
    </style:style>
    <style:style style:name="T15" style:family="text">
      <style:text-properties style:text-underline-style="none"/>
    </style:style>
    <style:style style:name="T16" style:family="text">
      <style:text-properties fo:font-size="13.1000003814697pt" style:font-size-asian="13.1000003814697pt" style:font-size-complex="13.1000003814697pt"/>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0" style:family="text">
      <style:text-properties fo:color="#333333" fo:font-size="12pt" fo:language="en" fo:country="GB" style:font-size-asian="10.5pt"/>
    </style:style>
    <style:style style:name="T21" style:family="text">
      <style:text-properties fo:color="#333333" style:font-name="Tahoma1" fo:font-size="12pt" fo:language="en" fo:country="GB" style:font-size-asian="10.5pt"/>
    </style:style>
    <style:style style:name="T22" style:family="text">
      <style:text-properties fo:color="#333333" style:font-name="Tahoma1" fo:font-size="12pt" style:font-size-asian="10.5pt"/>
    </style:style>
    <style:style style:name="T23" style:family="text">
      <style:text-properties fo:color="#333333" style:font-name="Arial1" fo:font-size="12pt" style:font-name-asian="Wingdings" style:font-size-asian="10.5pt" style:font-name-complex="Wingdings"/>
    </style:style>
    <style:style style:name="T24" style:family="text">
      <style:text-properties fo:color="#333333" style:text-position="super 58%" style:font-name="Arial1" fo:font-size="12pt" style:font-name-asian="Wingdings" style:font-size-asian="10.5pt" style:font-name-complex="Wingdings"/>
    </style:style>
    <style:style style:name="T25" style:family="text">
      <style:text-properties style:text-position="33% 80%"/>
    </style:style>
    <style:style style:name="T26" style:family="text">
      <style:text-properties fo:font-weight="bold" style:font-weight-asian="bold" style:font-weight-complex="bold"/>
    </style:style>
    <style:style style:name="T27"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7"/>
      <text:p text:style-name="P7"><text:span text:style-name="Strong_20_Emphasis">Romana Boldt</text:span></text:p>
      <text:p text:style-name="P7"/>
      <text:p text:style-name="P7"/>
      <text:p text:style-name="P4">Publishing date: April 2022</text:p>
      <text:p text:style-name="P7"/>
      <text:p text:style-name="P7"/>
      <text:p text:style-name="P7"><text:span text:style-name="Strong_20_Emphasis">This book covers the use of BwPostman for <text:line-break/>Joomla!</text:span><text:span text:style-name="Strong_20_Emphasis"><text:span text:style-name="T7">®</text:span></text:span><text:span text:style-name="Strong_20_Emphasis">-powered web sites.</text:span></text:p>
      <text:p text:style-name="P7"/>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Table of Contents</text:p>
          </text:index-title>
          <text:p text:style-name="P39"><text:a xlink:type="simple" xlink:href="#__RefHeading__46139_727788380" text:style-name="Inhaltsverzeichnis_20_Link" text:visited-style-name="Inhaltsverzeichnis_20_Link">Introduction<text:tab/>7</text:a></text:p>
          <text:p text:style-name="P39"><text:a xlink:type="simple" xlink:href="#__RefHeading__4772_1847411346" text:style-name="Inhaltsverzeichnis_20_Link" text:visited-style-name="Inhaltsverzeichnis_20_Link">Suggested Proceeding<text:tab/>10</text:a></text:p>
          <text:p text:style-name="P39"><text:a xlink:type="simple" xlink:href="#__RefHeading__24625_1003309454" text:style-name="Inhaltsverzeichnis_20_Link" text:visited-style-name="Inhaltsverzeichnis_20_Link">Further Help<text:tab/>11</text:a></text:p>
          <text:p text:style-name="P39"><text:a xlink:type="simple" xlink:href="#__RefHeading__48873_545646423" text:style-name="Inhaltsverzeichnis_20_Link" text:visited-style-name="Inhaltsverzeichnis_20_Link">Safety Instructions<text:tab/>12</text:a></text:p>
          <text:p text:style-name="P39"><text:a xlink:type="simple" xlink:href="#__RefHeading__46141_727788380" text:style-name="Inhaltsverzeichnis_20_Link" text:visited-style-name="Inhaltsverzeichnis_20_Link">Installation and Update<text:tab/>13</text:a></text:p>
          <text:p text:style-name="P31"><text:a xlink:type="simple" xlink:href="#__RefHeading__47523_794096596" text:style-name="Inhaltsverzeichnis_20_Link" text:visited-style-name="Inhaltsverzeichnis_20_Link">Installation<text:tab/>13</text:a></text:p>
          <text:p text:style-name="P38"><text:a xlink:type="simple" xlink:href="#__RefHeading__52642_2112380300" text:style-name="Inhaltsverzeichnis_20_Link" text:visited-style-name="Inhaltsverzeichnis_20_Link">Download Packages<text:tab/>13</text:a></text:p>
          <text:p text:style-name="P38"><text:a xlink:type="simple" xlink:href="#__RefHeading__17344_1237669351" text:style-name="Inhaltsverzeichnis_20_Link" text:visited-style-name="Inhaltsverzeichnis_20_Link">Installation of BwPostman<text:tab/>13</text:a></text:p>
          <text:p text:style-name="P38"><text:a xlink:type="simple" xlink:href="#__RefHeading__47529_7940965961" text:style-name="Inhaltsverzeichnis_20_Link" text:visited-style-name="Inhaltsverzeichnis_20_Link">Alternative Installation<text:tab/>13</text:a></text:p>
          <text:p text:style-name="P31"><text:a xlink:type="simple" xlink:href="#__RefHeading__47531_794096596" text:style-name="Inhaltsverzeichnis_20_Link" text:visited-style-name="Inhaltsverzeichnis_20_Link">Update<text:tab/>14</text:a></text:p>
          <text:p text:style-name="P39"><text:a xlink:type="simple" xlink:href="#__RefHeading__46143_727788380" text:style-name="Inhaltsverzeichnis_20_Link" text:visited-style-name="Inhaltsverzeichnis_20_Link">Configuration<text:tab/>16</text:a></text:p>
          <text:p text:style-name="P31"><text:a xlink:type="simple" xlink:href="#__RefHeading__24532_1003309454" text:style-name="Inhaltsverzeichnis_20_Link" text:visited-style-name="Inhaltsverzeichnis_20_Link">Basic Settings<text:tab/>16</text:a></text:p>
          <text:p text:style-name="P38"><text:a xlink:type="simple" xlink:href="#__RefHeading__47533_794096596" text:style-name="Inhaltsverzeichnis_20_Link" text:visited-style-name="Inhaltsverzeichnis_20_Link">Sender's name<text:line-break/>Sender's email<text:line-break/>Reply-to-email<text:tab/>16</text:a></text:p>
          <text:p text:style-name="P38"><text:a xlink:type="simple" xlink:href="#__RefHeading__4774_1847411346" text:style-name="Inhaltsverzeichnis_20_Link" text:visited-style-name="Inhaltsverzeichnis_20_Link">Legal Infos<text:tab/>16</text:a></text:p>
          <text:p text:style-name="P38"><text:a xlink:type="simple" xlink:href="#__RefHeading__32958_1317459676" text:style-name="Inhaltsverzeichnis_20_Link" text:visited-style-name="Inhaltsverzeichnis_20_Link">Excluded article categories<text:tab/>17</text:a></text:p>
          <text:p text:style-name="P38"><text:a xlink:type="simple" xlink:href="#__RefHeading__47535_794096596" text:style-name="Inhaltsverzeichnis_20_Link" text:visited-style-name="Inhaltsverzeichnis_20_Link">Number of newsletters per step<text:line-break/>Time Delay While Sending<text:line-break/>Unit Of Time Delay<text:tab/>17</text:a></text:p>
          <text:p text:style-name="P38"><text:a xlink:type="simple" xlink:href="#__RefHeading__32960_1317459676" text:style-name="Inhaltsverzeichnis_20_Link" text:visited-style-name="Inhaltsverzeichnis_20_Link">Publish newsletters at sending?<text:tab/>17</text:a></text:p>
          <text:p text:style-name="P38"><text:a xlink:type="simple" xlink:href="#__RefHeading__32962_1317459676" text:style-name="Inhaltsverzeichnis_20_Link" text:visited-style-name="Inhaltsverzeichnis_20_Link">Compress backup file<text:tab/>17</text:a></text:p>
          <text:p text:style-name="P38"><text:a xlink:type="simple" xlink:href="#__RefHeading__62232_1851832648" text:style-name="Inhaltsverzeichnis_20_Link" text:visited-style-name="Inhaltsverzeichnis_20_Link">Show Boldt Webservice link<text:tab/>17</text:a></text:p>
          <text:p text:style-name="P38"><text:a xlink:type="simple" xlink:href="#__RefHeading__74342_1740335798" text:style-name="Inhaltsverzeichnis_20_Link" text:visited-style-name="Inhaltsverzeichnis_20_Link">Log Level<text:tab/>17</text:a></text:p>
          <text:p text:style-name="P31"><text:a xlink:type="simple" xlink:href="#__RefHeading__4776_1847411346" text:style-name="Inhaltsverzeichnis_20_Link" text:visited-style-name="Inhaltsverzeichnis_20_Link">Registration<text:tab/>18</text:a></text:p>
          <text:p text:style-name="P38"><text:a xlink:type="simple" xlink:href="#__RefHeading__4778_1847411346" text:style-name="Inhaltsverzeichnis_20_Link" text:visited-style-name="Inhaltsverzeichnis_20_Link">Introduction text<text:tab/>18</text:a></text:p>
          <text:p text:style-name="P38"><text:a xlink:type="simple" xlink:href="#__RefHeading__32964_1317459676" text:style-name="Inhaltsverzeichnis_20_Link" text:visited-style-name="Inhaltsverzeichnis_20_Link">Show gender selection<text:tab/>18</text:a></text:p>
          <text:p text:style-name="P38"><text:a xlink:type="simple" xlink:href="#__RefHeading__4780_1847411346" text:style-name="Inhaltsverzeichnis_20_Link" text:visited-style-name="Inhaltsverzeichnis_20_Link">Display form field name and first name<text:tab/>18</text:a></text:p>
          <text:p text:style-name="P38"><text:a xlink:type="simple" xlink:href="#__RefHeading__47541_794096596" text:style-name="Inhaltsverzeichnis_20_Link" text:visited-style-name="Inhaltsverzeichnis_20_Link">Name or first name is obligation<text:tab/>18</text:a></text:p>
          <text:p text:style-name="P38"><text:a xlink:type="simple" xlink:href="#__RefHeading__44590_444093265" text:style-name="Inhaltsverzeichnis_20_Link" text:visited-style-name="Inhaltsverzeichnis_20_Link">Show additional field<text:tab/>18</text:a></text:p>
          <text:p text:style-name="P38"><text:a xlink:type="simple" xlink:href="#__RefHeading__44592_444093265" text:style-name="Inhaltsverzeichnis_20_Link" text:visited-style-name="Inhaltsverzeichnis_20_Link">Additional field is obligation<text:tab/>19</text:a></text:p>
          <text:p text:style-name="P38"><text:a xlink:type="simple" xlink:href="#__RefHeading__44594_444093265" text:style-name="Inhaltsverzeichnis_20_Link" text:visited-style-name="Inhaltsverzeichnis_20_Link">Label additional field<text:tab/>19</text:a></text:p>
          <text:p text:style-name="P38"><text:a xlink:type="simple" xlink:href="#__RefHeading__44596_444093265" text:style-name="Inhaltsverzeichnis_20_Link" text:visited-style-name="Inhaltsverzeichnis_20_Link">Tooltip additional field<text:tab/>19</text:a></text:p>
          <text:p text:style-name="P38"><text:a xlink:type="simple" xlink:href="#__RefHeading__4782_1847411346" text:style-name="Inhaltsverzeichnis_20_Link" text:visited-style-name="Inhaltsverzeichnis_20_Link">Show the mail format selection<text:tab/>19</text:a></text:p>
          <text:p text:style-name="P38"><text:a xlink:type="simple" xlink:href="#__RefHeading__4784_1847411346" text:style-name="Inhaltsverzeichnis_20_Link" text:visited-style-name="Inhaltsverzeichnis_20_Link">Email format<text:tab/>20</text:a></text:p>
          <text:p text:style-name="P38"><text:a xlink:type="simple" xlink:href="#__RefHeading__74344_1740335798" text:style-name="Inhaltsverzeichnis_20_Link" text:visited-style-name="Inhaltsverzeichnis_20_Link">Verify email address<text:tab/>20</text:a></text:p>
          <text:p text:style-name="P30"><text:soft-page-break/><text:a xlink:type="simple" xlink:href="#__RefHeading__74346_1740335798" text:style-name="Inhaltsverzeichnis_20_Link" text:visited-style-name="Inhaltsverzeichnis_20_Link">Technical procedure of the verification<text:tab/>20</text:a></text:p>
          <text:p text:style-name="P30"><text:a xlink:type="simple" xlink:href="#__RefHeading__74348_1740335798" text:style-name="Inhaltsverzeichnis_20_Link" text:visited-style-name="Inhaltsverzeichnis_20_Link">Testing the verification<text:tab/>21</text:a></text:p>
          <text:p text:style-name="P38"><text:a xlink:type="simple" xlink:href="#__RefHeading__32968_1317459676" text:style-name="Inhaltsverzeichnis_20_Link" text:visited-style-name="Inhaltsverzeichnis_20_Link">Show mailinglist description<text:tab/>22</text:a></text:p>
          <text:p text:style-name="P38"><text:a xlink:type="simple" xlink:href="#__RefHeading__32970_1317459676" text:style-name="Inhaltsverzeichnis_20_Link" text:visited-style-name="Inhaltsverzeichnis_20_Link">Length of the description<text:tab/>22</text:a></text:p>
          <text:p text:style-name="P38"><text:a xlink:type="simple" xlink:href="#__RefHeading__47545_794096596" text:style-name="Inhaltsverzeichnis_20_Link" text:visited-style-name="Inhaltsverzeichnis_20_Link">Display disclaimer<text:tab/>22</text:a></text:p>
          <text:p text:style-name="P38"><text:a xlink:type="simple" xlink:href="#__RefHeading__4786_1847411346" text:style-name="Inhaltsverzeichnis_20_Link" text:visited-style-name="Inhaltsverzeichnis_20_Link">Link target<text:line-break/>URL for the disclaimer<text:line-break/>Article<text:line-break/>Menu item<text:tab/>22</text:a></text:p>
          <text:p text:style-name="P38"><text:a xlink:type="simple" xlink:href="#__RefHeading__46946_1969413198" text:style-name="Inhaltsverzeichnis_20_Link" text:visited-style-name="Inhaltsverzeichnis_20_Link">Open disclaimer in current window<text:tab/>22</text:a></text:p>
          <text:p text:style-name="P38"><text:a xlink:type="simple" xlink:href="#__RefHeading__42949_1809025423" text:style-name="Inhaltsverzeichnis_20_Link" text:visited-style-name="Inhaltsverzeichnis_20_Link">Open disclaimer in a pop-up window<text:tab/>23</text:a></text:p>
          <text:p text:style-name="P38"><text:a xlink:type="simple" xlink:href="#__RefHeading__46821_1391136114" text:style-name="Inhaltsverzeichnis_20_Link" text:visited-style-name="Inhaltsverzeichnis_20_Link">Secure registration form<text:tab/>23</text:a></text:p>
          <text:p text:style-name="P38"><text:a xlink:type="simple" xlink:href="#__RefHeading__46823_1391136114" text:style-name="Inhaltsverzeichnis_20_Link" text:visited-style-name="Inhaltsverzeichnis_20_Link">Question<text:line-break/>Answer<text:tab/>23</text:a></text:p>
          <text:p text:style-name="P31"><text:a xlink:type="simple" xlink:href="#__RefHeading__4788_1847411346" text:style-name="Inhaltsverzeichnis_20_Link" text:visited-style-name="Inhaltsverzeichnis_20_Link">Activation<text:tab/>23</text:a></text:p>
          <text:p text:style-name="P38"><text:a xlink:type="simple" xlink:href="#__RefHeading__4790_1847411346" text:style-name="Inhaltsverzeichnis_20_Link" text:visited-style-name="Inhaltsverzeichnis_20_Link">Title for Activation<text:tab/>23</text:a></text:p>
          <text:p text:style-name="P38"><text:a xlink:type="simple" xlink:href="#__RefHeading__24546_1003309454" text:style-name="Inhaltsverzeichnis_20_Link" text:visited-style-name="Inhaltsverzeichnis_20_Link">Text for Activation<text:tab/>23</text:a></text:p>
          <text:p text:style-name="P38"><text:a xlink:type="simple" xlink:href="#__RefHeading__24548_1003309454" text:style-name="Inhaltsverzeichnis_20_Link" text:visited-style-name="Inhaltsverzeichnis_20_Link">Text Agreement<text:tab/>24</text:a></text:p>
          <text:p text:style-name="P38"><text:a xlink:type="simple" xlink:href="#__RefHeading__4792_1847411346" text:style-name="Inhaltsverzeichnis_20_Link" text:visited-style-name="Inhaltsverzeichnis_20_Link">Activation also to webmaster<text:tab/>24</text:a></text:p>
          <text:p text:style-name="P38"><text:a xlink:type="simple" xlink:href="#__RefHeading__24540_1003309454" text:style-name="Inhaltsverzeichnis_20_Link" text:visited-style-name="Inhaltsverzeichnis_20_Link">Sender name<text:tab/>24</text:a></text:p>
          <text:p text:style-name="P38"><text:a xlink:type="simple" xlink:href="#__RefHeading__24542_1003309454" text:style-name="Inhaltsverzeichnis_20_Link" text:visited-style-name="Inhaltsverzeichnis_20_Link">Mail address of webmaster<text:tab/>24</text:a></text:p>
          <text:p text:style-name="P31"><text:a xlink:type="simple" xlink:href="#__RefHeading__32972_1317459676" text:style-name="Inhaltsverzeichnis_20_Link" text:visited-style-name="Inhaltsverzeichnis_20_Link">Unsubscription<text:tab/>24</text:a></text:p>
          <text:p text:style-name="P38"><text:a xlink:type="simple" xlink:href="#__RefHeading__32974_1317459676" text:style-name="Inhaltsverzeichnis_20_Link" text:visited-style-name="Inhaltsverzeichnis_20_Link">Cancel subscription with one click<text:tab/>24</text:a></text:p>
          <text:p text:style-name="P38"><text:a xlink:type="simple" xlink:href="#__RefHeading__32976_1317459676" text:style-name="Inhaltsverzeichnis_20_Link" text:visited-style-name="Inhaltsverzeichnis_20_Link">Unsubscription also to webmaster<text:tab/>25</text:a></text:p>
          <text:p text:style-name="P38"><text:a xlink:type="simple" xlink:href="#__RefHeading__32978_1317459676" text:style-name="Inhaltsverzeichnis_20_Link" text:visited-style-name="Inhaltsverzeichnis_20_Link">Sender name<text:tab/>25</text:a></text:p>
          <text:p text:style-name="P38"><text:a xlink:type="simple" xlink:href="#__RefHeading__32980_1317459676" text:style-name="Inhaltsverzeichnis_20_Link" text:visited-style-name="Inhaltsverzeichnis_20_Link">Mail address of webmaster<text:tab/>25</text:a></text:p>
          <text:p text:style-name="P31"><text:a xlink:type="simple" xlink:href="#__RefHeading__26890_605602350" text:style-name="Inhaltsverzeichnis_20_Link" text:visited-style-name="Inhaltsverzeichnis_20_Link">Lists View<text:tab/>25</text:a></text:p>
          <text:p text:style-name="P38"><text:a xlink:type="simple" xlink:href="#__RefHeading__43561_910943346" text:style-name="Inhaltsverzeichnis_20_Link" text:visited-style-name="Inhaltsverzeichnis_20_Link">Frontend Layout<text:tab/>25</text:a></text:p>
          <text:p text:style-name="P38"><text:a xlink:type="simple" xlink:href="#__RefHeading__43563_910943346" text:style-name="Inhaltsverzeichnis_20_Link" text:visited-style-name="Inhaltsverzeichnis_20_Link">Search Field<text:tab/>25</text:a></text:p>
          <text:p text:style-name="P38"><text:a xlink:type="simple" xlink:href="#__RefHeading__26894_605602350" text:style-name="Inhaltsverzeichnis_20_Link" text:visited-style-name="Inhaltsverzeichnis_20_Link">Show Date List Filter<text:tab/>26</text:a></text:p>
          <text:p text:style-name="P38"><text:a xlink:type="simple" xlink:href="#__RefHeading__26896_605602350" text:style-name="Inhaltsverzeichnis_20_Link" text:visited-style-name="Inhaltsverzeichnis_20_Link">Show Mailing List Filter<text:line-break/>Show Campaigns Filter<text:line-break/>Show User Groups Filter<text:tab/>26</text:a></text:p>
          <text:p text:style-name="P38"><text:a xlink:type="simple" xlink:href="#__RefHeading__26898_605602350" text:style-name="Inhaltsverzeichnis_20_Link" text:visited-style-name="Inhaltsverzeichnis_20_Link">Show Attachment<text:tab/>26</text:a></text:p>
          <text:p text:style-name="P38"><text:a xlink:type="simple" xlink:href="#__RefHeading__26900_605602350" text:style-name="Inhaltsverzeichnis_20_Link" text:visited-style-name="Inhaltsverzeichnis_20_Link">#Newsletters to List<text:tab/>26</text:a></text:p>
          <text:p text:style-name="P31"><text:a xlink:type="simple" xlink:href="#__RefHeading__26902_605602350" text:style-name="Inhaltsverzeichnis_20_Link" text:visited-style-name="Inhaltsverzeichnis_20_Link">Single View<text:tab/>26</text:a></text:p>
          <text:p text:style-name="P38"><text:a xlink:type="simple" xlink:href="#__RefHeading__43565_910943346" text:style-name="Inhaltsverzeichnis_20_Link" text:visited-style-name="Inhaltsverzeichnis_20_Link">Frontend Layout<text:tab/>26</text:a></text:p>
          <text:p text:style-name="P38"><text:a xlink:type="simple" xlink:href="#__RefHeading__26904_605602350" text:style-name="Inhaltsverzeichnis_20_Link" text:visited-style-name="Inhaltsverzeichnis_20_Link">Show Attachment<text:tab/>27</text:a></text:p>
          <text:p text:style-name="P38"><text:a xlink:type="simple" xlink:href="#__RefHeading__31317_1175948270" text:style-name="Inhaltsverzeichnis_20_Link" text:visited-style-name="Inhaltsverzeichnis_20_Link">Show subject as page title<text:tab/>27</text:a></text:p>
          <text:p text:style-name="P31"><text:a xlink:type="simple" xlink:href="#__RefHeading__4800_1847411346" text:style-name="Inhaltsverzeichnis_20_Link" text:visited-style-name="Inhaltsverzeichnis_20_Link">Permissions<text:tab/>27</text:a></text:p>
          <text:p text:style-name="P31"><text:soft-page-break/><text:a xlink:type="simple" xlink:href="#__RefHeading__29072_582814126" text:style-name="Inhaltsverzeichnis_20_Link" text:visited-style-name="Inhaltsverzeichnis_20_Link">Examples Permissions<text:tab/>28</text:a></text:p>
          <text:p text:style-name="P39"><text:a xlink:type="simple" xlink:href="#__RefHeading__46261_727788380" text:style-name="Inhaltsverzeichnis_20_Link" text:visited-style-name="Inhaltsverzeichnis_20_Link">The Back-end<text:tab/>30</text:a></text:p>
          <text:p text:style-name="P31"><text:a xlink:type="simple" xlink:href="#__RefHeading__47549_794096596" text:style-name="Inhaltsverzeichnis_20_Link" text:visited-style-name="Inhaltsverzeichnis_20_Link">Creating Mailing Lists<text:tab/>30</text:a></text:p>
          <text:p text:style-name="P31"><text:a xlink:type="simple" xlink:href="#__RefHeading__47551_794096596" text:style-name="Inhaltsverzeichnis_20_Link" text:visited-style-name="Inhaltsverzeichnis_20_Link">Enter Subscribers and Test-Recipients<text:tab/>31</text:a></text:p>
          <text:p text:style-name="P31"><text:a xlink:type="simple" xlink:href="#__RefHeading__47553_794096596" text:style-name="Inhaltsverzeichnis_20_Link" text:visited-style-name="Inhaltsverzeichnis_20_Link">Creating or Editing Newsletters<text:tab/>33</text:a></text:p>
          <text:p text:style-name="P38"><text:a xlink:type="simple" xlink:href="#__RefHeading__47557_794096596" text:style-name="Inhaltsverzeichnis_20_Link" text:visited-style-name="Inhaltsverzeichnis_20_Link">Tab General Information<text:tab/>34</text:a></text:p>
          <text:p text:style-name="P38"><text:a xlink:type="simple" xlink:href="#__RefHeading__47559_794096596" text:style-name="Inhaltsverzeichnis_20_Link" text:visited-style-name="Inhaltsverzeichnis_20_Link">Tab HTML newsletter<text:tab/>38</text:a></text:p>
          <text:p text:style-name="P30"><text:a xlink:type="simple" xlink:href="#__RefHeading__47561_794096596" text:style-name="Inhaltsverzeichnis_20_Link" text:visited-style-name="Inhaltsverzeichnis_20_Link">Personalisation<text:tab/>38</text:a></text:p>
          <text:p text:style-name="P38"><text:a xlink:type="simple" xlink:href="#__RefHeading__47563_794096596" text:style-name="Inhaltsverzeichnis_20_Link" text:visited-style-name="Inhaltsverzeichnis_20_Link">Tab Text newsletter<text:tab/>39</text:a></text:p>
          <text:p text:style-name="P38"><text:a xlink:type="simple" xlink:href="#__RefHeading__47565_794096596" text:style-name="Inhaltsverzeichnis_20_Link" text:visited-style-name="Inhaltsverzeichnis_20_Link">Tab Preview<text:tab/>39</text:a></text:p>
          <text:p text:style-name="P38"><text:a xlink:type="simple" xlink:href="#__RefHeading__47567_794096596" text:style-name="Inhaltsverzeichnis_20_Link" text:visited-style-name="Inhaltsverzeichnis_20_Link">Tab Send<text:tab/>39</text:a></text:p>
          <text:p text:style-name="P38"><text:a xlink:type="simple" xlink:href="#__RefHeading__51349_620792192" text:style-name="Inhaltsverzeichnis_20_Link" text:visited-style-name="Inhaltsverzeichnis_20_Link">Tab Queue<text:tab/>40</text:a></text:p>
          <text:p text:style-name="P38"><text:a xlink:type="simple" xlink:href="#__RefHeading__4802_1847411346" text:style-name="Inhaltsverzeichnis_20_Link" text:visited-style-name="Inhaltsverzeichnis_20_Link">Button Send<text:tab/>41</text:a></text:p>
          <text:p text:style-name="P38"><text:a xlink:type="simple" xlink:href="#__RefHeading__47569_794096596" text:style-name="Inhaltsverzeichnis_20_Link" text:visited-style-name="Inhaltsverzeichnis_20_Link">Sent newsletters<text:tab/>42</text:a></text:p>
          <text:p text:style-name="P31"><text:a xlink:type="simple" xlink:href="#__RefHeading__47571_794096596" text:style-name="Inhaltsverzeichnis_20_Link" text:visited-style-name="Inhaltsverzeichnis_20_Link">Creating Menu Entries For The Front-end<text:tab/>43</text:a></text:p>
          <text:p text:style-name="P38"><text:a xlink:type="simple" xlink:href="#__RefHeading__26906_605602350" text:style-name="Inhaltsverzeichnis_20_Link" text:visited-style-name="Inhaltsverzeichnis_20_Link">Newsletter registration<text:tab/>44</text:a></text:p>
          <text:p text:style-name="P38"><text:a xlink:type="simple" xlink:href="#__RefHeading__26908_605602350" text:style-name="Inhaltsverzeichnis_20_Link" text:visited-style-name="Inhaltsverzeichnis_20_Link">Edit newsletter subscription<text:tab/>44</text:a></text:p>
          <text:p text:style-name="P38"><text:a xlink:type="simple" xlink:href="#__RefHeading__26910_605602350" text:style-name="Inhaltsverzeichnis_20_Link" text:visited-style-name="Inhaltsverzeichnis_20_Link">Published newsletters (single view)<text:tab/>44</text:a></text:p>
          <text:p text:style-name="P38"><text:a xlink:type="simple" xlink:href="#__RefHeading__26912_605602350" text:style-name="Inhaltsverzeichnis_20_Link" text:visited-style-name="Inhaltsverzeichnis_20_Link">Published newsletters (overview)<text:tab/>44</text:a></text:p>
          <text:p text:style-name="P30"><text:a xlink:type="simple" xlink:href="#__RefHeading__26914_605602350" text:style-name="Inhaltsverzeichnis_20_Link" text:visited-style-name="Inhaltsverzeichnis_20_Link">Constraints<text:tab/>45</text:a></text:p>
          <text:p text:style-name="P30"><text:a xlink:type="simple" xlink:href="#__RefHeading__26916_605602350" text:style-name="Inhaltsverzeichnis_20_Link" text:visited-style-name="Inhaltsverzeichnis_20_Link">Check access<text:tab/>46</text:a></text:p>
          <text:p text:style-name="P30"><text:a xlink:type="simple" xlink:href="#__RefHeading__26918_605602350" text:style-name="Inhaltsverzeichnis_20_Link" text:visited-style-name="Inhaltsverzeichnis_20_Link">Recipient selection<text:tab/>46</text:a></text:p>
          <text:p text:style-name="P30"><text:a xlink:type="simple" xlink:href="#__RefHeading__26920_605602350" text:style-name="Inhaltsverzeichnis_20_Link" text:visited-style-name="Inhaltsverzeichnis_20_Link">Campaign selection<text:tab/>46</text:a></text:p>
          <text:p text:style-name="P39"><text:a xlink:type="simple" xlink:href="#__RefHeading__46145_727788380" text:style-name="Inhaltsverzeichnis_20_Link" text:visited-style-name="Inhaltsverzeichnis_20_Link">The Front-end<text:tab/>47</text:a></text:p>
          <text:p text:style-name="P31"><text:a xlink:type="simple" xlink:href="#__RefHeading__48502_366451164" text:style-name="Inhaltsverzeichnis_20_Link" text:visited-style-name="Inhaltsverzeichnis_20_Link">Edit newsletter subscription<text:tab/>47</text:a></text:p>
          <text:p text:style-name="P39"><text:a xlink:type="simple" xlink:href="#__RefHeading__46253_727788380" text:style-name="Inhaltsverzeichnis_20_Link" text:visited-style-name="Inhaltsverzeichnis_20_Link">Advanced Use<text:tab/>49</text:a></text:p>
          <text:p text:style-name="P31"><text:a xlink:type="simple" xlink:href="#__RefHeading__47697_794096596" text:style-name="Inhaltsverzeichnis_20_Link" text:visited-style-name="Inhaltsverzeichnis_20_Link">Campaigns<text:tab/>49</text:a></text:p>
          <text:p text:style-name="P31"><text:a xlink:type="simple" xlink:href="#__RefHeading__49724_1319260215" text:style-name="Inhaltsverzeichnis_20_Link" text:visited-style-name="Inhaltsverzeichnis_20_Link">Import and Export<text:tab/>49</text:a></text:p>
          <text:p text:style-name="P38"><text:a xlink:type="simple" xlink:href="#__RefHeading__49726_1319260215" text:style-name="Inhaltsverzeichnis_20_Link" text:visited-style-name="Inhaltsverzeichnis_20_Link">Import Subscribers<text:tab/>50</text:a></text:p>
          <text:p text:style-name="P38"><text:a xlink:type="simple" xlink:href="#__RefHeading__26922_605602350" text:style-name="Inhaltsverzeichnis_20_Link" text:visited-style-name="Inhaltsverzeichnis_20_Link">Surest Strategy To Import CSV Files<text:tab/>52</text:a></text:p>
          <text:p text:style-name="P38"><text:a xlink:type="simple" xlink:href="#__RefHeading__47701_794096596" text:style-name="Inhaltsverzeichnis_20_Link" text:visited-style-name="Inhaltsverzeichnis_20_Link">Export Subscribers<text:tab/>53</text:a></text:p>
          <text:p text:style-name="P31"><text:a xlink:type="simple" xlink:href="#__RefHeading__30983_605602350" text:style-name="Inhaltsverzeichnis_20_Link" text:visited-style-name="Inhaltsverzeichnis_20_Link">Batch Processing at Subscribers<text:tab/>53</text:a></text:p>
          <text:p text:style-name="P31"><text:a xlink:type="simple" xlink:href="#__RefHeading__47703_794096596" text:style-name="Inhaltsverzeichnis_20_Link" text:visited-style-name="Inhaltsverzeichnis_20_Link">Archive and Restore<text:tab/>54</text:a></text:p>
          <text:p text:style-name="P38"><text:a xlink:type="simple" xlink:href="#__RefHeading__49469_1372490054" text:style-name="Inhaltsverzeichnis_20_Link" text:visited-style-name="Inhaltsverzeichnis_20_Link">Delete<text:tab/>54</text:a></text:p>
          <text:p text:style-name="P38"><text:a xlink:type="simple" xlink:href="#__RefHeading__26924_605602350" text:style-name="Inhaltsverzeichnis_20_Link" text:visited-style-name="Inhaltsverzeichnis_20_Link">Check-In<text:tab/>55</text:a></text:p>
          <text:p text:style-name="P39"><text:a xlink:type="simple" xlink:href="#__RefHeading__24550_1003309454" text:style-name="Inhaltsverzeichnis_20_Link" text:visited-style-name="Inhaltsverzeichnis_20_Link">Adjust The Look In The Front-end<text:tab/>56</text:a></text:p>
          <text:p text:style-name="P39"><text:a xlink:type="simple" xlink:href="#__RefHeading__62224_1130774621" text:style-name="Inhaltsverzeichnis_20_Link" text:visited-style-name="Inhaltsverzeichnis_20_Link">Templates - Adjusting the appearance of a newsletter<text:tab/>58</text:a></text:p>
          <text:p text:style-name="P31"><text:soft-page-break/><text:a xlink:type="simple" xlink:href="#__RefHeading__44863_1499710416" text:style-name="Inhaltsverzeichnis_20_Link" text:visited-style-name="Inhaltsverzeichnis_20_Link">Install Templates<text:tab/>59</text:a></text:p>
          <text:p text:style-name="P31"><text:a xlink:type="simple" xlink:href="#__RefHeading__32982_1317459676" text:style-name="Inhaltsverzeichnis_20_Link" text:visited-style-name="Inhaltsverzeichnis_20_Link">Export templates<text:tab/>59</text:a></text:p>
          <text:p text:style-name="P31"><text:a xlink:type="simple" xlink:href="#__RefHeading__62226_1130774621" text:style-name="Inhaltsverzeichnis_20_Link" text:visited-style-name="Inhaltsverzeichnis_20_Link">Standard Templates<text:tab/>60</text:a></text:p>
          <text:p text:style-name="P38"><text:a xlink:type="simple" xlink:href="#__RefHeading__55858_1036753469" text:style-name="Inhaltsverzeichnis_20_Link" text:visited-style-name="Inhaltsverzeichnis_20_Link">Tab Generals<text:tab/>60</text:a></text:p>
          <text:p text:style-name="P38"><text:a xlink:type="simple" xlink:href="#__RefHeading__55860_1036753469" text:style-name="Inhaltsverzeichnis_20_Link" text:visited-style-name="Inhaltsverzeichnis_20_Link">Tab Header<text:tab/>61</text:a></text:p>
          <text:p text:style-name="P38"><text:a xlink:type="simple" xlink:href="#__RefHeading__55862_1036753469" text:style-name="Inhaltsverzeichnis_20_Link" text:visited-style-name="Inhaltsverzeichnis_20_Link">Tab Intro<text:tab/>61</text:a></text:p>
          <text:p text:style-name="P38"><text:a xlink:type="simple" xlink:href="#__RefHeading__55864_1036753469" text:style-name="Inhaltsverzeichnis_20_Link" text:visited-style-name="Inhaltsverzeichnis_20_Link">Tab Articles<text:tab/>61</text:a></text:p>
          <text:p text:style-name="P38"><text:a xlink:type="simple" xlink:href="#__RefHeading__55866_1036753469" text:style-name="Inhaltsverzeichnis_20_Link" text:visited-style-name="Inhaltsverzeichnis_20_Link">Tab Footer<text:tab/>62</text:a></text:p>
          <text:p text:style-name="P31"><text:a xlink:type="simple" xlink:href="#__RefHeading__55868_1036753469" text:style-name="Inhaltsverzeichnis_20_Link" text:visited-style-name="Inhaltsverzeichnis_20_Link">Free Templates<text:tab/>62</text:a></text:p>
          <text:p text:style-name="P38"><text:a xlink:type="simple" xlink:href="#__RefHeading__55870_1036753469" text:style-name="Inhaltsverzeichnis_20_Link" text:visited-style-name="Inhaltsverzeichnis_20_Link">Tab Generals<text:tab/>62</text:a></text:p>
          <text:p text:style-name="P38"><text:a xlink:type="simple" xlink:href="#__RefHeading__55872_1036753469" text:style-name="Inhaltsverzeichnis_20_Link" text:visited-style-name="Inhaltsverzeichnis_20_Link">Tab Template CSS<text:tab/>63</text:a></text:p>
          <text:p text:style-name="P38"><text:a xlink:type="simple" xlink:href="#__RefHeading__55874_1036753469" text:style-name="Inhaltsverzeichnis_20_Link" text:visited-style-name="Inhaltsverzeichnis_20_Link">Tab Template HTML/Template Text<text:tab/>63</text:a></text:p>
          <text:p text:style-name="P39"><text:a xlink:type="simple" xlink:href="#__RefHeading__4804_1847411346" text:style-name="Inhaltsverzeichnis_20_Link" text:visited-style-name="Inhaltsverzeichnis_20_Link">Maintenance<text:tab/>64</text:a></text:p>
          <text:p text:style-name="P31"><text:a xlink:type="simple" xlink:href="#__RefHeading__4806_1847411346" text:style-name="Inhaltsverzeichnis_20_Link" text:visited-style-name="Inhaltsverzeichnis_20_Link">Check and repair tables<text:tab/>64</text:a></text:p>
          <text:p text:style-name="P31"><text:a xlink:type="simple" xlink:href="#__RefHeading__4808_1847411346" text:style-name="Inhaltsverzeichnis_20_Link" text:visited-style-name="Inhaltsverzeichnis_20_Link">Save tables<text:tab/>65</text:a></text:p>
          <text:p text:style-name="P31"><text:a xlink:type="simple" xlink:href="#__RefHeading__4810_1847411346" text:style-name="Inhaltsverzeichnis_20_Link" text:visited-style-name="Inhaltsverzeichnis_20_Link">Restore tables<text:tab/>66</text:a></text:p>
          <text:p text:style-name="P31"><text:a xlink:type="simple" xlink:href="#__RefHeading__4812_1847411346" text:style-name="Inhaltsverzeichnis_20_Link" text:visited-style-name="Inhaltsverzeichnis_20_Link">Migration of BwPostman to another Joomla!® Installation?<text:tab/>67</text:a></text:p>
          <text:p text:style-name="P39"><text:a xlink:type="simple" xlink:href="#__RefHeading__32986_1317459676" text:style-name="Inhaltsverzeichnis_20_Link" text:visited-style-name="Inhaltsverzeichnis_20_Link">Modules<text:tab/>68</text:a></text:p>
          <text:p text:style-name="P31"><text:a xlink:type="simple" xlink:href="#__RefHeading__32988_1317459676" text:style-name="Inhaltsverzeichnis_20_Link" text:visited-style-name="Inhaltsverzeichnis_20_Link">BwPostman Module<text:tab/>68</text:a></text:p>
          <text:p text:style-name="P38"><text:a xlink:type="simple" xlink:href="#__RefHeading__32990_1317459676" text:style-name="Inhaltsverzeichnis_20_Link" text:visited-style-name="Inhaltsverzeichnis_20_Link">Mailing list selection <text:tab/>68</text:a></text:p>
          <text:p text:style-name="P38"><text:a xlink:type="simple" xlink:href="#__RefHeading__32992_1317459676" text:style-name="Inhaltsverzeichnis_20_Link" text:visited-style-name="Inhaltsverzeichnis_20_Link">Settings for the registration form <text:tab/>68</text:a></text:p>
          <text:p text:style-name="P38"><text:a xlink:type="simple" xlink:href="#__RefHeading__87015_984208638" text:style-name="Inhaltsverzeichnis_20_Link" text:visited-style-name="Inhaltsverzeichnis_20_Link">Tab Advanced<text:tab/>69</text:a></text:p>
          <text:p text:style-name="P31"><text:a xlink:type="simple" xlink:href="#__RefHeading__32994_1317459676" text:style-name="Inhaltsverzeichnis_20_Link" text:visited-style-name="Inhaltsverzeichnis_20_Link">BwPostman Overview Module<text:tab/>69</text:a></text:p>
          <text:p text:style-name="P39"><text:a xlink:type="simple" xlink:href="#__RefHeading__17036_1237669351" text:style-name="Inhaltsverzeichnis_20_Link" text:visited-style-name="Inhaltsverzeichnis_20_Link">Plugins<text:tab/>71</text:a></text:p>
          <text:p text:style-name="P31"><text:a xlink:type="simple" xlink:href="#__RefHeading__17038_1237669351" text:style-name="Inhaltsverzeichnis_20_Link" text:visited-style-name="Inhaltsverzeichnis_20_Link">Enhanced personalization<text:tab/>71</text:a></text:p>
          <text:p text:style-name="P31"><text:a xlink:type="simple" xlink:href="#__RefHeading__17040_1237669351" text:style-name="Inhaltsverzeichnis_20_Link" text:visited-style-name="Inhaltsverzeichnis_20_Link">User2Subscriber<text:tab/>72</text:a></text:p>
          <text:p text:style-name="P38"><text:a xlink:type="simple" xlink:href="#__RefHeading__17042_1237669351" text:style-name="Inhaltsverzeichnis_20_Link" text:visited-style-name="Inhaltsverzeichnis_20_Link">Plugin activated<text:tab/>72</text:a></text:p>
          <text:p text:style-name="P38"><text:a xlink:type="simple" xlink:href="#__RefHeading__17044_1237669351" text:style-name="Inhaltsverzeichnis_20_Link" text:visited-style-name="Inhaltsverzeichnis_20_Link">Options<text:tab/>72</text:a></text:p>
          <text:p text:style-name="P31"><text:a xlink:type="simple" xlink:href="#__RefHeading__46433_1740285367" text:style-name="Inhaltsverzeichnis_20_Link" text:visited-style-name="Inhaltsverzeichnis_20_Link">FooterUsedMailinglists<text:tab/>74</text:a></text:p>
          <text:p text:style-name="P31"><text:a xlink:type="simple" xlink:href="#__RefHeading__46435_1740285367" text:style-name="Inhaltsverzeichnis_20_Link" text:visited-style-name="Inhaltsverzeichnis_20_Link">BwPostman TimeControl<text:tab/>75</text:a></text:p>
          <text:p text:style-name="P38"><text:a xlink:type="simple" xlink:href="#__RefHeading__46437_1740285367" text:style-name="Inhaltsverzeichnis_20_Link" text:visited-style-name="Inhaltsverzeichnis_20_Link">Configuration<text:tab/>75</text:a></text:p>
          <text:p text:style-name="P30"><text:a xlink:type="simple" xlink:href="#__RefHeading__87017_984208638" text:style-name="Inhaltsverzeichnis_20_Link" text:visited-style-name="Inhaltsverzeichnis_20_Link">Tab Plugin<text:tab/>75</text:a></text:p>
          <text:p text:style-name="P30"><text:a xlink:type="simple" xlink:href="#__RefHeading__87019_984208638" text:style-name="Inhaltsverzeichnis_20_Link" text:visited-style-name="Inhaltsverzeichnis_20_Link">Tab Update Options<text:tab/>76</text:a></text:p>
          <text:p text:style-name="P30"><text:a xlink:type="simple" xlink:href="#__RefHeading__87021_984208638" text:style-name="Inhaltsverzeichnis_20_Link" text:visited-style-name="Inhaltsverzeichnis_20_Link">Tab Curl Settings<text:tab/>76</text:a></text:p>
          <text:p text:style-name="P38"><text:a xlink:type="simple" xlink:href="#__RefHeading__46439_1740285367" text:style-name="Inhaltsverzeichnis_20_Link" text:visited-style-name="Inhaltsverzeichnis_20_Link">Activate the automation<text:tab/>76</text:a></text:p>
          <text:p text:style-name="P38"><text:a xlink:type="simple" xlink:href="#__RefHeading__46441_1740285367" text:style-name="Inhaltsverzeichnis_20_Link" text:visited-style-name="Inhaltsverzeichnis_20_Link">Set sending time<text:tab/>76</text:a></text:p>
          <text:p text:style-name="P38"><text:a xlink:type="simple" xlink:href="#__RefHeading__46443_1740285367" text:style-name="Inhaltsverzeichnis_20_Link" text:visited-style-name="Inhaltsverzeichnis_20_Link">Advanced Information<text:tab/>77</text:a></text:p>
          <text:p text:style-name="P39"><text:a xlink:type="simple" xlink:href="#__RefHeading__32996_1317459676" text:style-name="Inhaltsverzeichnis_20_Link" text:visited-style-name="Inhaltsverzeichnis_20_Link">Warning messages<text:tab/>79</text:a></text:p>
          <text:p text:style-name="P39"><text:soft-page-break/><text:a xlink:type="simple" xlink:href="#__RefHeading__32998_1317459676" text:style-name="Inhaltsverzeichnis_20_Link" text:visited-style-name="Inhaltsverzeichnis_20_Link">Appendix<text:tab/>80</text:a></text:p>
          <text:p text:style-name="P31"><text:a xlink:type="simple" xlink:href="#__RefHeading__48904_545646423" text:style-name="Inhaltsverzeichnis_20_Link" text:visited-style-name="Inhaltsverzeichnis_20_Link">GNU Free Documentation License<text:tab/>80</text:a></text:p>
          <text:p text:style-name="P38"><text:a xlink:type="simple" xlink:href="#__RefHeading__48437_366451164" text:style-name="Inhaltsverzeichnis_20_Link" text:visited-style-name="Inhaltsverzeichnis_20_Link">0PREAMBLE<text:tab/>80</text:a></text:p>
          <text:p text:style-name="P38"><text:a xlink:type="simple" xlink:href="#__RefHeading__48439_366451164" text:style-name="Inhaltsverzeichnis_20_Link" text:visited-style-name="Inhaltsverzeichnis_20_Link">1APPLICABILITY AND DEFINITIONS<text:tab/>80</text:a></text:p>
          <text:p text:style-name="P38"><text:a xlink:type="simple" xlink:href="#__RefHeading__48441_366451164" text:style-name="Inhaltsverzeichnis_20_Link" text:visited-style-name="Inhaltsverzeichnis_20_Link">2VERBATIM COPYING<text:tab/>82</text:a></text:p>
          <text:p text:style-name="P38"><text:a xlink:type="simple" xlink:href="#__RefHeading__48443_366451164" text:style-name="Inhaltsverzeichnis_20_Link" text:visited-style-name="Inhaltsverzeichnis_20_Link">3COPYING IN QUANTITY<text:tab/>83</text:a></text:p>
          <text:p text:style-name="P38"><text:a xlink:type="simple" xlink:href="#__RefHeading__48445_366451164" text:style-name="Inhaltsverzeichnis_20_Link" text:visited-style-name="Inhaltsverzeichnis_20_Link">4MODIFICATIONS<text:tab/>83</text:a></text:p>
          <text:p text:style-name="P38"><text:a xlink:type="simple" xlink:href="#__RefHeading__48447_366451164" text:style-name="Inhaltsverzeichnis_20_Link" text:visited-style-name="Inhaltsverzeichnis_20_Link">5COMBINING DOCUMENTS<text:tab/>85</text:a></text:p>
          <text:p text:style-name="P38"><text:a xlink:type="simple" xlink:href="#__RefHeading__48449_366451164" text:style-name="Inhaltsverzeichnis_20_Link" text:visited-style-name="Inhaltsverzeichnis_20_Link">6COLLECTIONS OF DOCUMENTS<text:tab/>86</text:a></text:p>
          <text:p text:style-name="P38"><text:a xlink:type="simple" xlink:href="#__RefHeading__48451_366451164" text:style-name="Inhaltsverzeichnis_20_Link" text:visited-style-name="Inhaltsverzeichnis_20_Link">7AGGREGATION WITH INDEPENDENT WORKS<text:tab/>86</text:a></text:p>
          <text:p text:style-name="P38"><text:a xlink:type="simple" xlink:href="#__RefHeading__48453_366451164" text:style-name="Inhaltsverzeichnis_20_Link" text:visited-style-name="Inhaltsverzeichnis_20_Link">8TRANSLATION<text:tab/>86</text:a></text:p>
          <text:p text:style-name="P38"><text:a xlink:type="simple" xlink:href="#__RefHeading__48455_366451164" text:style-name="Inhaltsverzeichnis_20_Link" text:visited-style-name="Inhaltsverzeichnis_20_Link">9TERMINATION<text:tab/>87</text:a></text:p>
          <text:p text:style-name="P38"><text:a xlink:type="simple" xlink:href="#__RefHeading__48457_366451164" text:style-name="Inhaltsverzeichnis_20_Link" text:visited-style-name="Inhaltsverzeichnis_20_Link">10FUTURE REVISIONS OF THIS LICENSE<text:tab/>87</text:a></text:p>
          <text:p text:style-name="P38"><text:a xlink:type="simple" xlink:href="#__RefHeading__48459_366451164" text:style-name="Inhaltsverzeichnis_20_Link" text:visited-style-name="Inhaltsverzeichnis_20_Link">11RELICENSING<text:tab/>88</text:a></text:p>
          <text:p text:style-name="P31"><text:a xlink:type="simple" xlink:href="#__RefHeading__57056_1614059384" text:style-name="Inhaltsverzeichnis_20_Link" text:visited-style-name="Inhaltsverzeichnis_20_Link">GNU GENERAL PUBLIC LICENSE<text:tab/>89</text:a></text:p>
          <text:p text:style-name="P38"><text:a xlink:type="simple" xlink:href="#__RefHeading__54249_1614059384" text:style-name="Inhaltsverzeichnis_20_Link" text:visited-style-name="Inhaltsverzeichnis_20_Link">Preamble<text:tab/>89</text:a></text:p>
          <text:p text:style-name="P38"><text:a xlink:type="simple" xlink:href="#__RefHeading__54251_1614059384" text:style-name="Inhaltsverzeichnis_20_Link" text:visited-style-name="Inhaltsverzeichnis_20_Link">TERMS AND CONDITIONS<text:tab/>90</text:a></text:p>
          <text:p text:style-name="P30"><text:a xlink:type="simple" xlink:href="#__RefHeading__54253_1614059384" text:style-name="Inhaltsverzeichnis_20_Link" text:visited-style-name="Inhaltsverzeichnis_20_Link">0. Definitions.<text:tab/>90</text:a></text:p>
          <text:p text:style-name="P30"><text:a xlink:type="simple" xlink:href="#__RefHeading__54255_1614059384" text:style-name="Inhaltsverzeichnis_20_Link" text:visited-style-name="Inhaltsverzeichnis_20_Link">1. Source Code.<text:tab/>91</text:a></text:p>
          <text:p text:style-name="P30"><text:a xlink:type="simple" xlink:href="#__RefHeading__54257_1614059384" text:style-name="Inhaltsverzeichnis_20_Link" text:visited-style-name="Inhaltsverzeichnis_20_Link">2. Basic Permissions.<text:tab/>92</text:a></text:p>
          <text:p text:style-name="P30"><text:a xlink:type="simple" xlink:href="#__RefHeading__54259_1614059384" text:style-name="Inhaltsverzeichnis_20_Link" text:visited-style-name="Inhaltsverzeichnis_20_Link">3. Protecting Users' Legal Rights From Anti-Circumvention Law.<text:tab/>92</text:a></text:p>
          <text:p text:style-name="P30"><text:a xlink:type="simple" xlink:href="#__RefHeading__54261_1614059384" text:style-name="Inhaltsverzeichnis_20_Link" text:visited-style-name="Inhaltsverzeichnis_20_Link">4. Conveying Verbatim Copies.<text:tab/>93</text:a></text:p>
          <text:p text:style-name="P30"><text:a xlink:type="simple" xlink:href="#__RefHeading__54263_1614059384" text:style-name="Inhaltsverzeichnis_20_Link" text:visited-style-name="Inhaltsverzeichnis_20_Link">5. Conveying Modified Source Versions.<text:tab/>93</text:a></text:p>
          <text:p text:style-name="P30"><text:a xlink:type="simple" xlink:href="#__RefHeading__54265_1614059384" text:style-name="Inhaltsverzeichnis_20_Link" text:visited-style-name="Inhaltsverzeichnis_20_Link">6. Conveying Non-Source Forms.<text:tab/>94</text:a></text:p>
          <text:p text:style-name="P30"><text:a xlink:type="simple" xlink:href="#__RefHeading__54267_1614059384" text:style-name="Inhaltsverzeichnis_20_Link" text:visited-style-name="Inhaltsverzeichnis_20_Link">7. Additional Terms.<text:tab/>96</text:a></text:p>
          <text:p text:style-name="P30"><text:a xlink:type="simple" xlink:href="#__RefHeading__54269_1614059384" text:style-name="Inhaltsverzeichnis_20_Link" text:visited-style-name="Inhaltsverzeichnis_20_Link">8. Termination.<text:tab/>97</text:a></text:p>
          <text:p text:style-name="P30"><text:a xlink:type="simple" xlink:href="#__RefHeading__54271_1614059384" text:style-name="Inhaltsverzeichnis_20_Link" text:visited-style-name="Inhaltsverzeichnis_20_Link">9. Acceptance Not Required for Having Copies.<text:tab/>97</text:a></text:p>
          <text:p text:style-name="P30"><text:a xlink:type="simple" xlink:href="#__RefHeading__54273_1614059384" text:style-name="Inhaltsverzeichnis_20_Link" text:visited-style-name="Inhaltsverzeichnis_20_Link">10. Automatic Licensing of Downstream Recipients.<text:tab/>98</text:a></text:p>
          <text:p text:style-name="P30"><text:a xlink:type="simple" xlink:href="#__RefHeading__54275_1614059384" text:style-name="Inhaltsverzeichnis_20_Link" text:visited-style-name="Inhaltsverzeichnis_20_Link">11. Patents.<text:tab/>98</text:a></text:p>
          <text:p text:style-name="P30"><text:a xlink:type="simple" xlink:href="#__RefHeading__54277_1614059384" text:style-name="Inhaltsverzeichnis_20_Link" text:visited-style-name="Inhaltsverzeichnis_20_Link">12. No Surrender of Others' Freedom.<text:tab/>100</text:a></text:p>
          <text:p text:style-name="P30"><text:a xlink:type="simple" xlink:href="#__RefHeading__54279_1614059384" text:style-name="Inhaltsverzeichnis_20_Link" text:visited-style-name="Inhaltsverzeichnis_20_Link">13. Use with the GNU Affero General Public License.<text:tab/>100</text:a></text:p>
          <text:p text:style-name="P30"><text:a xlink:type="simple" xlink:href="#__RefHeading__54281_1614059384" text:style-name="Inhaltsverzeichnis_20_Link" text:visited-style-name="Inhaltsverzeichnis_20_Link">14. Revised Versions of this License.<text:tab/>100</text:a></text:p>
          <text:p text:style-name="P30"><text:a xlink:type="simple" xlink:href="#__RefHeading__54283_1614059384" text:style-name="Inhaltsverzeichnis_20_Link" text:visited-style-name="Inhaltsverzeichnis_20_Link">15. Disclaimer of Warranty.<text:tab/>101</text:a></text:p>
          <text:p text:style-name="P30"><text:a xlink:type="simple" xlink:href="#__RefHeading__54285_1614059384" text:style-name="Inhaltsverzeichnis_20_Link" text:visited-style-name="Inhaltsverzeichnis_20_Link">16. Limitation of Liability.<text:tab/>101</text:a></text:p>
          <text:p text:style-name="P30"><text:a xlink:type="simple" xlink:href="#__RefHeading__54287_1614059384" text:style-name="Inhaltsverzeichnis_20_Link" text:visited-style-name="Inhaltsverzeichnis_20_Link">17. Interpretation of Sections 15 and 16.<text:tab/>101</text:a></text:p>
        </text:index-body>
      </text:table-of-content>
      <text:list xml:id="list2135447992852278885"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7">®</text:span> 3.3.6. The versions until 1.0.8.2 of BwPostman also work with Joomla!<text:span text:style-name="T7">®</text:span> 2.5.16.</text:p>
      <text:p text:style-name="Text_20_body">For Joomla!<text:span text:style-name="T7">®</text:span> there is BwPostman 4.</text:p>
      <text:p text:style-name="Text_20_body">BwPostman main features:</text:p>
      <text:list xml:id="list1939395536996895022" text:style-name="List_20_1">
        <text:list-item>
          <text:p text:style-name="P40">You can compose the content of the newsletter with free text and articles that are already written in Joomla!<text:span text:style-name="T7">®</text:span>.</text:p>
        </text:list-item>
        <text:list-item>
          <text:p text:style-name="P40">The newsletters can be personalized.</text:p>
        </text:list-item>
        <text:list-item>
          <text:p text:style-name="P40">In BwPostman you can create as many mailing lists as you want and so you can get different mailing lists for every thinkable constellation of recipients (guests, registered users, issue...). </text:p>
        </text:list-item>
        <text:list-item>
          <text:p text:style-name="P40">BwPostman always generates the newsletter in HTML and in text format.</text:p>
        </text:list-item>
        <text:list-item>
          <text:p text:style-name="P40">Extensive template system for easily adjusting the appearance of newsletters. Provided templates may be copied and adjusted or you can create completely free templates for the newsletters (very big thanks to Karl Klostermann!).</text:p>
        </text:list-item>
        <text:list-item>
          <text:p text:style-name="P40">The campaign manager in BwPostman enables you to combine newsletters to a campaign that belongs together.</text:p>
        </text:list-item>
        <text:list-item>
          <text:p text:style-name="P40">You can import subscribers from a CSV- or XML-file. So you can e.g. export the address book from a mail program and import it in BwPostman. Export of subscribers is also possible.</text:p>
        </text:list-item>
        <text:list-item>
          <text:p text:style-name="P40">You can archive subscribers, newsletters, mailing lists, campaigns and templates and restore it from the archive.</text:p>
        </text:list-item>
        <text:list-item>
          <text:p text:style-name="P40">A special property is the possibility to adjust, how many mails will be sent at once. The delay is adjustable.</text:p>
        </text:list-item>
        <text:list-item>
          <text:p text:style-name="P40">Sending of up to 20 attachments with the newsletter.</text:p>
        </text:list-item>
        <text:list-item>
          <text:p text:style-name="P40">Module for newsletter subscription.</text:p>
        </text:list-item>
        <text:list-item>
          <text:p text:style-name="P40">Module for monthly overview of newsletters in front end with many and varied options.</text:p>
        </text:list-item>
        <text:list-item>
          <text:p text:style-name="P40">For the front end predefined CSS styles may be overridden by self-defined CSS file.</text:p>
        </text:list-item>
        <text:list-item>
          <text:p text:style-name="P40"><text:soft-page-break/>User-defined texts for legal information, user-defined texts for activation mail, since version 3.0.0 also personalizable.</text:p>
        </text:list-item>
        <text:list-item>
          <text:p text:style-name="P40">Webmaster or another person may be informed per mail at each confirmation or unsubscription.</text:p>
        </text:list-item>
        <text:list-item>
          <text:p text:style-name="P54">Author and created date of articles of Joomla!<text:span text:style-name="T7">®</text:span> may be deselected in settings.</text:p>
        </text:list-item>
        <text:list-item>
          <text:p text:style-name="P54">Arrangements against subscriptions by robots with a simple maths task or as user defined question, adjustable in settings.</text:p>
        </text:list-item>
        <text:list-item>
          <text:p text:style-name="P54">Tables of BwPostman can be saved and restored.</text:p>
        </text:list-item>
        <text:list-item>
          <text:p text:style-name="P54">Tables of BwPostman can be checked and repaired.</text:p>
        </text:list-item>
        <text:list-item>
          <text:p text:style-name="P54">Newsletter templates can be exported and imported.</text:p>
        </text:list-item>
        <text:list-item>
          <text:p text:style-name="P54">Information of subscriber details can be printed (GDPR).</text:p>
        </text:list-item>
        <text:list-item>
          <text:p text:style-name="P54">Migration to another Joomla!<text:span text:style-name="T7">®</text:span> Installation is possible conditionally.</text:p>
        </text:list-item>
      </text:list>
      <text:p text:style-name="Text_20_body">The download of the package includes:</text:p>
      <text:list xml:id="list850868021022423475" text:style-name="L1">
        <text:list-item>
          <text:p text:style-name="P41">The basic component BwPostman,</text:p>
        </text:list-item>
        <text:list-item>
          <text:p text:style-name="P41">a module for registration to the newsletter system to show at a module position; it may use the settings of the component or its own settings, </text:p>
        </text:list-item>
        <text:list-item>
          <text:p text:style-name="P41">a module to show the number of sent newsletters per month for selected recipients or campaigns,</text:p>
        </text:list-item>
        <text:list-item>
          <text:p text:style-name="P41">a plugin for enhanced personalization,</text:p>
        </text:list-item>
        <text:list-item>
          <text:p text:style-name="P56">a plugin for subscription to the newsletter while an account for the website is created,</text:p>
        </text:list-item>
        <text:list-item>
          <text:p text:style-name="P56">a plugin to display the mailing lists and usergroups, to which the newsletter is sent. It is also possible to display the summarized number of recipients.</text:p>
        </text:list-item>
      </text:list>
      <text:p text:style-name="Text_20_body">The package of BwPostman can be installed as usual by the installer of Joomla!<text:span text:style-name="T7">®</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text:soft-page-break/>which the settings may be adopted. If the switch is set to <text:span text:style-name="Emphasis">no</text:span>, then you have to set the options of the module completely.</text:p>
      <text:p text:style-name="Text_20_body">This manual is written mainly for less experienced Joomla!<text:span text:style-name="T7">®</text:span>-Users. Experts in Joomla!<text:span text:style-name="T7">®</text:span> may overlook the very detailed descriptions.</text:p>
      <text:p text:style-name="Text_20_body">The main idea of BwPostman is based on the component mkPostman, which is no longer supported and maintained by their developers after Joomla!<text:span text:style-name="T7">® </text:span>1.5.</text:p>
      <text:p text:style-name="Text_20_body">In comparison to the predecessors BwPostman in version 1.0.1 is mainly rewritten. The code is adapted to the new API, reduced and many internal processes are simplified. With version 1.1.0 the support of Joomla!<text:span text:style-name="T7">® </text:span>2.5 was dropped. The code could be slimmed down, filtering and searching in back end is obviously improved with the possibilities of <text:s/>Joomla!<text:span text:style-name="T7">®</text:span> 3.</text:p>
      <text:list xml:id="list1803887391" text:continue-list="list2135447992852278885"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538098924524762710" text:style-name="L2">
        <text:list-item>
          <text:p text:style-name="P42">Create menu entry points for front end</text:p>
        </text:list-item>
        <text:list-item>
          <text:p text:style-name="P42">Campaigns</text:p>
        </text:list-item>
        <text:list-item>
          <text:p text:style-name="P42">Import and export recipients</text:p>
        </text:list-item>
        <text:list-item>
          <text:p text:style-name="P42">Batch processing at subscribers</text:p>
        </text:list-item>
        <text:list-item>
          <text:p text:style-name="P42">Archiving of recipients, mailing-lists, newsletters, campaigns and templates</text:p>
        </text:list-item>
        <text:list-item>
          <text:p text:style-name="P42">Adjustments to the look in front-end</text:p>
        </text:list-item>
        <text:list-item>
          <text:p text:style-name="P42">Adjusting the look of the newsletters</text:p>
        </text:list-item>
        <text:list-item>
          <text:p text:style-name="P42">Maintenance</text:p>
        </text:list-item>
      </text:list>
      <text:list xml:id="list1447336233" text:continue-list="list1803887391"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7"><text:span text:style-name="T12">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702651336"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7">®</text:span>-installations without problems. Most notably I test with the current Version of Joomla!<text:span text:style-name="T7">®</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7">®</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226463496"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251800558"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 for the current version of BwPostman, at <text:a xlink:type="simple" xlink:href="https://www.boldt-webservice.de/index.php/en/joomla-extensions/bwpostman.html" text:style-name="Internet_20_link" text:visited-style-name="Visited_20_Internet_20_Link">https://www.boldt-webservice.de/index.php/en/joomla-extensions/bwpostman.html</text:a> You will find an overview of the downloads to BwPostman and the manuals as well.</text:p>
      <text:p text:style-name="Text_20_body">In the back-end of Joomla!<text:span text:style-name="T7">®</text:span> you also find the download of BwPostman, namely in the web catalogue of the extensions.</text:p>
      <text:p text:style-name="AccentLowBox">Since version 2.0.0 as a package as a whole, which may be installed as is and that contains all free parts of BwPostman, as there are component and the above-mentioned modules and plugins. </text:p>
      <text:list xml:id="list1768483275"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7">®</text:span>-components: Log in into the back-end. Then in the back-end go to <text:span text:style-name="BwClickPath">Extensions </text:span><text:span text:style-name="BwClickPath"><text:span text:style-name="T13"></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3">pkg_bwpostman.version_number.zip</text:span></text:span><text:span text:style-name="Strong_20_Emphasis"><text:span text:style-name="T3"> </text:span></text:span>and click at <text:span text:style-name="BwClickPath">Upload &amp; Install</text:span> – ready.</text:p>
      <text:list xml:id="list743537601"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 overall package consists of the single packages</text:p>
      <text:list xml:id="list6651249074252228124" text:style-name="L3">
        <text:list-item>
          <text:p text:style-name="P43">com_bwpostman.zip for the component</text:p>
        </text:list-item>
        <text:list-item>
          <text:p text:style-name="P43">plg_system_bw_libregister.zip, a system plugin to define some BwPostman specific buttons, absolutely necessary</text:p>
        </text:list-item>
        <text:list-item>
          <text:p text:style-name="P43"><text:soft-page-break/>plg_system_bwpm_mediaoverride.zip, also a system plugin, absolutely necessary</text:p>
        </text:list-item>
        <text:list-item>
          <text:p text:style-name="P43">mod_bwpostman.zip for a module for registration</text:p>
        </text:list-item>
        <text:list-item>
          <text:p text:style-name="P43">mod_bwpostman_overview.zip for a module for an overview of the newsletters</text:p>
        </text:list-item>
        <text:list-item>
          <text:p text:style-name="P43">plg_bwpostman_footerusedmailinglists.zip for the plugin FooterUsedMailinglists</text:p>
        </text:list-item>
        <text:list-item>
          <text:p text:style-name="P43">plg_bwpostman_personalize.zip for the plugin for the enhanced personalization</text:p>
        </text:list-item>
        <text:list-item>
          <text:p text:style-name="P43">plg_system_bwpm_user2subscriber.zip for the plugin User2Subscriber</text:p>
        </text:list-item>
      </text:list>
      <text:p text:style-name="Text_20_body">Then unzip the single packages. </text:p>
      <text:p text:style-name="P9">At the temporary folder of your web server crate a new folder <text:span text:style-name="BwFilePath"><text:span text:style-name="T3">com</text:span></text:span><text:span text:style-name="BwFilePath">_</text:span><text:span text:style-name="BwFilePath"><text:span text:style-name="T3">bwpostman</text:span></text:span>, <text:s/><text:span text:style-name="BwFilePath"><text:span text:style-name="T3">plg_system_bw_libregister</text:span></text:span>, <text:span text:style-name="BwFilePath"><text:span text:style-name="T3">plg_system_bwpm_mediaoverride</text:span></text:span>, <text:span text:style-name="BwFilePath"><text:span text:style-name="T3">mod_bwpostman</text:span></text:span>, <text:span text:style-name="BwFilePath"><text:span text:style-name="T3">mod_bwpostman_overview</text:span></text:span><text:span text:style-name="T3">, </text:span><text:span text:style-name="BwFilePath"><text:span text:style-name="T3">plg_bwpostman_personalize, plg_bwpostman_footerusedmailinglists</text:span></text:span><text:span text:style-name="T3"> and </text:span><text:span text:style-name="BwFilePath"><text:span text:style-name="T3">plg_system_bwpm_user2subscriber</text:span></text:span> and copy the unzipped files in this folder. Copying to web server works comfortably via <text:span text:style-name="T3">Filezilla.</text:span> The first three are absolutely necessary, the other ones are optional, but very useful.</text:p>
      <text:p text:style-name="P9">After that attach <text:span text:style-name="BwAccentTextLow"><text:span text:style-name="T3">/com_bwpostman</text:span></text:span><text:span text:style-name="T3">, </text:span><text:span text:style-name="BwAccentTextLow"><text:span text:style-name="T3">/</text:span></text:span><text:span text:style-name="BwFilePath"><text:span text:style-name="T3">plg_system_bw_libregister</text:span></text:span><text:span text:style-name="T3">, </text:span><text:span text:style-name="BwAccentTextLow"><text:span text:style-name="T3">/</text:span></text:span><text:span text:style-name="BwFilePath"><text:span text:style-name="T3">plg_system_bwpm_mediaoverride</text:span></text:span><text:span text:style-name="T3">, </text:span><text:span text:style-name="BwAccentTextLow"><text:span text:style-name="T3">/mod_bwpostman</text:span></text:span><text:span text:style-name="T3">, </text:span><text:span text:style-name="BwAccentTextLow"><text:span text:style-name="T3">/mod_bwpostman_overview</text:span></text:span><text:span text:style-name="T3">, </text:span><text:span text:style-name="BwAccentTextLow"><text:span text:style-name="T3">/plg_bwpostman_personalize, / </text:span></text:span><text:span text:style-name="BwFilePath"><text:span text:style-name="T3">plg_bwpostman_footerusedmailinglists</text:span></text:span><text:span text:style-name="T3"> respectively </text:span><text:span text:style-name="BwAccentTextLow"><text:span text:style-name="T3">/plg_system_bwpm_user2subscriber</text:span></text:span> to the entered path in Joomla!<text:span text:style-name="T7">®</text:span> installer and click at <text:span text:style-name="BwClickPath">Install</text:span> in the same row.</text:p>
      <text:p text:style-name="Text_20_body">In all the cases the installation finished after a few seconds and Joomla!<text:span text:style-name="T7">®</text:span> confirm the installation with a success message.</text:p>
      <text:list xml:id="list1763708572" text:continue-list="list743537601"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7">®</text:span>. That means, that it will be displayed in the back-end as soon as a new version of BwPostman component or modules is available. When the Joomla!<text:span text:style-name="T7">®</text:span>-integrated plugin <text:span text:style-name="BwAccentTextLow">Quick Icon - Joomla!</text:span><text:span text:style-name="BwAccentTextLow"><text:span text:style-name="T7">®</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text:soft-page-break/>When the plugin is not activated, you can look for updates in the back-end in the menu <text:span text:style-name="BwClickPath">Extensions </text:span><text:span text:style-name="BwClickPath"><text:span text:style-name="T13"></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At the head of the Popup a message is displayed, that the Popup may not be closed, until the check has finished. If the check has finished, this message changes, that you may close the Popup.</text:p>
      <text:p text:style-name="AccentLowBox">Before the check a backup file of the BwPostman tables is created. Up to <text:s/>version 2.0.2 of BwPostman the backup is to find at the temp folder of Joomla!<text:span text:style-name="T7">®</text:span>. Where this folder exactly resides You will find at Joomla!<text:span text:style-name="T11">®</text:span> at <text:span text:style-name="BwClickPath">System → Global configuration → Server</text:span>. </text:p>
      <text:p text:style-name="AccentLowBox">Since version 2.1.0 the backup lies at the folder </text:p>
      <text:p text:style-name="P15"><text:span text:style-name="BwFilePath">&lt;my_joomla_installation&gt;/images/bw_postman/backup_tables/</text:span>.</text:p>
      <text:p text:style-name="AccentLowBox">Since version 3.0.0 the backup lies at the folder </text:p>
      <text:p text:style-name="P15"><text:span text:style-name="BwFilePath">&lt;my_joomla_installation&gt;/images/com_bwpostman/backup_tables/</text:span>.</text:p>
      <text:p text:style-name="AccentLowBox">The name of the backup file is <text:span text:style-name="T5">BwPostman_Tables_&lt;date&gt;_&lt;time&gt;.</text:span><text:span text:style-name="T4">xml</text:span>, where &lt;date&gt; is the actual date of the backup in the format <text:span text:style-name="T3">yyyy-</text:span>mm-<text:span text:style-name="T3">dd</text:span>, &lt;time&gt; is the time of the backup in the format <text:span text:style-name="T3">hh</text:span>_mm. When the file is created at July, 31 2018 at 08:13 AM, then the backup file is named </text:p>
      <text:p text:style-name="P15"><text:span text:style-name="BwFilePath">BwPostman_Tables_2018-07-31_08_13.</text:span><text:span text:style-name="BwFilePath"><text:span text:style-name="T3">xml</text:span></text:span></text:p>
      <text:p text:style-name="P16">If You selected to compress the backup file at options of BwPostman, then there also is a suffix .zip at the file name. This option is switched on at a new installatio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Removing can be done easily at Media-Manager of Joomla!<text:span text:style-name="T7">®</text:span>.</text:p>
      <text:list xml:id="list1268066835"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3"></text:span></text:span><text:span text:style-name="BwClickPath"> BwPostman</text:span> at the button <text:span text:style-name="BwClickPath">Options</text:span> in the back-end of your Joomla!<text:span text:style-name="T7">®</text:span> installation. Or you click at the button <text:span text:style-name="BwClickPath">Basic settings</text:span> in the main view of BwPostman. The options are only available in the main view or in the maintenance.</text:p>
      <text:p text:style-name="Text_20_body"><text:span text:style-name="T6">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6">. For all options there are tooltips.</text:span></text:p>
      <text:p text:style-name="AccentLowBox"><text:span text:style-name="T6">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6">.</text:span></text:p>
      <text:list xml:id="list1007343202"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6">Sender's name<text:line-break/>Sender's e</text:span>mail<text:line-break/>Reply-to-e<text:span text:style-name="T6">mail</text:span><text:bookmark-end text:name="__RefHeading__47533_794096596"/></text:h>
                </text:list-item>
              </text:list>
            </text:list-item>
          </text:list>
        </text:list-item>
      </text:list>
      <text:p text:style-name="Text_20_body"><text:span text:style-name="T6">With the values entered here the fields </text:span><text:span text:style-name="BwAccentField">Sender's name</text:span>, <text:span text:style-name="BwAccentField">Sender's email</text:span> or <text:span text:style-name="BwAccentField">Reply to email</text:span><text:span text:style-name="T6"> of each newsletter will be preallocated. They may be overwritten in each newsletter individually. At a new installation they are predefined with the values of your Joomla!</text:span><text:span text:style-name="T8">®</text:span><text:span text:style-name="T6"> configuration.</text:span></text:p>
      <text:p text:style-name="Text_20_body"><text:span text:style-name="T6">If the fields </text:span><text:span text:style-name="BwAccentField">Sender's name</text:span>, <text:span text:style-name="BwAccentField">Sender's email</text:span> or <text:span text:style-name="BwAccentField">Reply to email</text:span><text:span text:style-name="Emphasis"><text:span text:style-name="T6"> </text:span></text:span><text:span text:style-name="T6">remain empty they will be filled automatically with the data of your Joomla!</text:span><text:span text:style-name="T8">®</text:span><text:span text:style-name="T6"> configuration. But I suggest to enter these data to become independent form changes in Joomla!</text:span><text:span text:style-name="T8">®</text:span><text:span text:style-name="T6"> core.</text:span></text:p>
      <text:list xml:id="list2092529599"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p text:style-name="P5">Here You may enter a language string. Then it will be translated automatically to the correct language.</text:p>
      <text:list xml:id="list308442930" text:continue-numbering="true" text:style-name="Outline">
        <text:list-item>
          <text:list>
            <text:list-item>
              <text:list>
                <text:list-item>
                  <text:h text:style-name="Heading_20_3" text:outline-level="3"><text:bookmark-start text:name="__RefHeading__32958_1317459676"/><text:soft-page-break/>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2010981504"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2119949172"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Before version 2.10 of BwPostman <text:s/>all newsletters were unpublished after sending. Per default this is still the same. Since version 2.1.0 of BwPostman here You can set, <text:span text:style-name="T20">that</text:span> a newsletter is published after sending and visible at front end, once it is sent.</text:p>
      <text:list xml:id="list430719744"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t a new installation.</text:p>
      <text:list xml:id="list588797101"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6">May I do some commercial for me? If not, then select </text:span><text:span text:style-name="BwAccentTextLow">no</text:span><text:span text:style-name="T6">.</text:span></text:p>
      <text:list xml:id="list1327636930" text:continue-numbering="true" text:style-name="Outline">
        <text:list-item>
          <text:list>
            <text:list-item>
              <text:list>
                <text:list-item>
                  <text:h text:style-name="Heading_20_3" text:outline-level="3"><text:bookmark-start text:name="__RefHeading__74342_1740335798"/>Log Level<text:bookmark-end text:name="__RefHeading__74342_1740335798"/></text:h>
                </text:list-item>
              </text:list>
            </text:list-item>
          </text:list>
        </text:list-item>
      </text:list>
      <text:p text:style-name="P9"><text:span text:style-name="T6">To find errors related to BwPostman more simply, BwPostman has an own logging system, which writes the messages to an own log file. This file resides at the log folder of Joomla!</text:span><text:span text:style-name="T8">®</text:span><text:span text:style-name="T6"> at the sub folder bwpostman and is named </text:span><text:span text:style-name="BwFilePath"><text:span text:style-name="T6">BwPostman.log</text:span></text:span><text:span text:style-name="T6">. Since version 3.0.0 the </text:span><text:span text:style-name="BwAccentField"><text:span text:style-name="T6">Log Level</text:span></text:span><text:span text:style-name="T6"> is selectable at the options of BwPostman, defaults to </text:span><text:span text:style-name="BwAccentTextLow"><text:span text:style-name="T6">Error</text:span></text:span><text:span text:style-name="T6"> and should not be changed to prevent a log file, which increases too largely. Further settings are </text:span><text:span text:style-name="BwAccentTextLow"><text:span text:style-name="T6">Warnings</text:span></text:span><text:span text:style-name="T6">, </text:span><text:span text:style-name="BwAccentTextLow"><text:span text:style-name="T6">Info</text:span></text:span><text:span text:style-name="T6">, </text:span><text:span text:style-name="BwAccentTextLow"><text:span text:style-name="T6">Debug</text:span></text:span><text:span text:style-name="T6"> and </text:span><text:soft-page-break/><text:span text:style-name="BwAccentTextLow"><text:span text:style-name="T6">Development</text:span></text:span><text:span text:style-name="T6">. Especially the last both settings are very verbose, write a lot of data to the log file and should be used carefully!</text:span></text:p>
      <text:list xml:id="list649980251"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p text:style-name="P5">Here You may enter a language string. Then it will be translated automatically to the correct language.</text:p>
      <text:list xml:id="list711416329" text:continue-numbering="true" text:style-name="Outline">
        <text:list-item>
          <text:list>
            <text:list-item>
              <text:list>
                <text:list-item>
                  <text:h text:style-name="P32" text:outline-level="3"><text:bookmark-start text:name="__RefHeading__32964_1317459676"/>Show gender selection<text:bookmark-end text:name="__RefHeading__32964_1317459676"/></text:h>
                </text:list-item>
              </text:list>
            </text:list-item>
          </text:list>
        </text:list-item>
      </text:list>
      <text:p text:style-name="Text_20_body"><text:span text:style-name="T6">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318613542" text:continue-numbering="true" text:style-name="Outline">
        <text:list-item>
          <text:list>
            <text:list-item>
              <text:list>
                <text:list-item>
                  <text:h text:style-name="Heading_20_3" text:outline-level="3"><text:bookmark-start text:name="__RefHeading__4780_1847411346"/><text:span text:style-name="T6">Display form field </text:span>name<text:span text:style-name="T6">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543778329"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6">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23766419" text:continue-numbering="true" text:style-name="Outline">
        <text:list-item>
          <text:list>
            <text:list-item>
              <text:list>
                <text:list-item>
                  <text:h text:style-name="P32" text:outline-level="3"><text:bookmark-start text:name="__RefHeading__44590_444093265"/>Show additional field<text:bookmark-end text:name="__RefHeading__44590_444093265"/></text:h>
                </text:list-item>
              </text:list>
            </text:list-item>
          </text:list>
        </text:list-item>
      </text:list>
      <text:p text:style-name="Text_20_body"><text:span text:style-name="T6">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8">Joomla!</text:span><text:span text:style-name="T10">®</text:span><text:span text:style-name="T6">. </text:span>This setting is applies to both, component and module as long as there is nothing else adjusted in the module.</text:p>
      <text:list xml:id="list1811264531" text:continue-numbering="true" text:style-name="Outline">
        <text:list-item>
          <text:list>
            <text:list-item>
              <text:list>
                <text:list-item>
                  <text:h text:style-name="Heading_20_3" text:outline-level="3"><text:bookmark-start text:name="__RefHeading__44592_444093265"/><text:soft-page-break/>Additional field is obligation<text:bookmark-end text:name="__RefHeading__44592_444093265"/></text:h>
                </text:list-item>
              </text:list>
            </text:list-item>
          </text:list>
        </text:list-item>
      </text:list>
      <text:p text:style-name="Text_20_body"><text:span text:style-name="T6">Here you set, whether the input of the additional field is obligatory. If you chose </text:span><text:span text:style-name="BwAccentTextLow">yes</text:span><text:span text:style-name="T6">, then the appropriate field will be shown in the registration form and the edit form of the subscription, even if it is disabled in the option field above.</text:span></text:p>
      <text:list xml:id="list1519909811" text:continue-numbering="true" text:style-name="Outline">
        <text:list-item>
          <text:list>
            <text:list-item>
              <text:list>
                <text:list-item>
                  <text:h text:style-name="P32" text:outline-level="3"><text:bookmark-start text:name="__RefHeading__44594_444093265"/>Label additional field<text:bookmark-end text:name="__RefHeading__44594_444093265"/></text:h>
                </text:list-item>
              </text:list>
            </text:list-item>
          </text:list>
        </text:list-item>
      </text:list>
      <text:p text:style-name="Text_20_body"><text:span text:style-name="T6">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6">.</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7"><text:span text:style-name="BwAccentTextLow">BWPOSTMAN_ADDITIONAL_FIELD_LABEL="membership number"</text:span></text:p>
      <text:p text:style-name="AccentMidHead">Important:</text:p>
      <text:list xml:id="list6686778414987520514" text:style-name="BwAufzählung">
        <text:list-item>
          <text:p text:style-name="P28">At the language string, that is the left part until the equal sign, there must not occur a space or special sign. Umlauts also are not allowed.</text:p>
        </text:list-item>
        <text:list-item>
          <text:p text:style-name="P28">Please don't enter spaces around the equal sign, The delimiter for the text, that shall be shown instead of the language string, use double quote.</text:p>
        </text:list-item>
        <text:list-item>
          <text:p text:style-name="P28">Each language string needs a separate row. Empty rows will be ignored at evaluation of the languages strings and may be used to structure the file.</text:p>
        </text:list-item>
      </text:list>
      <text:list xml:id="list293390185" text:continue-list="list1519909811" text:style-name="Outline">
        <text:list-item>
          <text:list>
            <text:list-item>
              <text:list>
                <text:list-item>
                  <text:h text:style-name="P32"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332655480"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221712843" text:continue-numbering="true" text:style-name="Outline">
        <text:list-item>
          <text:list>
            <text:list-item>
              <text:list>
                <text:list-item>
                  <text:h text:style-name="Heading_20_3" text:outline-level="3"><text:bookmark-start text:name="__RefHeading__4784_1847411346"/><text:soft-page-break/>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582520723" text:continue-numbering="true" text:style-name="Outline">
        <text:list-item>
          <text:list>
            <text:list-item>
              <text:list>
                <text:list-item>
                  <text:h text:style-name="Heading_20_3" text:outline-level="3"><text:bookmark-start text:name="__RefHeading__74344_1740335798"/>Verify email address<text:bookmark-end text:name="__RefHeading__74344_1740335798"/></text:h>
                </text:list-item>
              </text:list>
            </text:list-item>
          </text:list>
        </text:list-item>
      </text:list>
      <text:p text:style-name="AccentMidHead">Attention:</text:p>
      <text:p text:style-name="P21"><text:bookmark-start text:name="__RefHeading__27979_9714323351"/>This option should be tested with varying email addresses, before You use it permanently! To get the verification of the email address properly a properly configured mail server is needed!<text:bookmark-end text:name="__RefHeading__27979_9714323351"/></text:p>
      <text:p text:style-name="P9"><text:span text:style-name="T6">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text:span><text:span text:style-name="T23">Joomla!</text:span><text:span text:style-name="T24">®</text:span><text:span text:style-name="T6"> at the sub folder bwpostman.</text:span></text:p>
      <text:list xml:id="list1983851161" text:continue-numbering="true" text:style-name="Outline">
        <text:list-item>
          <text:list>
            <text:list-item>
              <text:list>
                <text:list-item>
                  <text:list>
                    <text:list-item>
                      <text:h text:style-name="Heading_20_4" text:outline-level="4"><text:bookmark-start text:name="__RefHeading__74346_1740335798"/>Technical procedure of the verification<text:bookmark-end text:name="__RefHeading__74346_1740335798"/></text:h>
                    </text:list-item>
                  </text:list>
                </text:list-item>
              </text:list>
            </text:list-item>
          </text:list>
        </text:list-item>
      </text:list>
      <text:p text:style-name="P9">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text:span text:style-name="T23">Joomla!</text:span><text:span text:style-name="T24">®</text:span>. Next we will try to connect to the mail server of the sending email address. To not abuse the sending address for improper things, to send spam by a stranger for instance, the own mail server checks if all goes right and the sender has connected properly.</text:p>
      <text:p text:style-name="P9">If the sender is checked successfully, a connection to the mail server of the recipient is established. First is checked, if the domain of the email address exists. If this is okay, then we will see, if the mail server knows the mailbox of the receiving email address. <text:s/>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 </text:p>
      <text:p text:style-name="Text_20_body"><text:soft-page-break/>Vital is the message 550. That means the mailbox does not exist.</text:p>
      <text:list xml:id="list750599689" text:continue-numbering="true" text:style-name="Outline">
        <text:list-item>
          <text:list>
            <text:list-item>
              <text:list>
                <text:list-item>
                  <text:list>
                    <text:list-item>
                      <text:h text:style-name="Heading_20_4" text:outline-level="4"><text:bookmark-start text:name="__RefHeading__74348_1740335798"/>Testing the verification<text:bookmark-end text:name="__RefHeading__74348_1740335798"/></text:h>
                    </text:list-item>
                  </text:list>
                </text:list-item>
              </text:list>
            </text:list-item>
          </text:list>
        </text:list-item>
      </text:list>
      <text:p text:style-name="P14">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text:span text:style-name="T18">Joomla!</text:span><text:span text:style-name="T10">®</text:span> <text:s/>are identically. The verification is processed at system level and for this You cant compare these installations.</text:p>
      <text:p text:style-name="AccentHighBox">Don't forget to switch of this option, if verification is not possible!</text:p>
      <text:p text:style-name="P10">To test the usability of the verification switch this option on and register for a newsletter/mailing list at the frontend. It's best to use some different real existing email addresses, which You hold be yourself. Essentially is to have access to the mailbox of this email address and this email address is able to revive emails (mailbox not full) to see the incoming activation email. With this You exclude, that the verification of the email address of a recipient,that technically is okay, fails.</text:p>
      <text:p text:style-name="P10">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AccentLowBox"><text:span text:style-name="T6">Unread stream data: </text:span><text:span text:style-name="BwAccentTextLow"><text:span text:style-name="T6">550</text:span></text:span><text:span text:style-name="T6"> 5.7.1 &lt;tester@testdomain.test&gt;: Recipient address rejected: Mail appeared to be SPAM or forged. Ask your Mail/DNS-Administrator to </text:span><text:span text:style-name="BwAccentTextLow"><text:span text:style-name="T6">correct HELO and DNS MX settings or to get removed from DNSBLs</text:span></text:span><text:span text:style-name="T6">; MTA helo: mydo</text:span><text:span text:style-name="T6">main.de, MTA </text:span><text:span text:style-name="BwAccentTextLow"><text:span text:style-name="T6">hostname: unknown[nnn.nnn.nnn.nnn] (helo/hostname mismatch</text:span></text:span><text:span text:style-name="T6">)</text:span></text:p>
      <text:p text:style-name="P10">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P10">If this error occurs at an installation on the web, You should switch of this option, until the problem is solved and contact Your provider.</text:p>
      <text:list xml:id="list1764245333" text:continue-numbering="true" text:style-name="Outline">
        <text:list-item>
          <text:list>
            <text:list-item>
              <text:list>
                <text:list-item>
                  <text:h text:style-name="Heading_20_3" text:outline-level="3"><text:bookmark-start text:name="__RefHeading__32968_1317459676"/><text:soft-page-break/>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605743190"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2163424208"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6">In the registration form you can display a link to a disclaimer. </text:span>To do so You set the switch <text:span text:style-name="BwAccentTextLow">Display Disclaimer</text:span> to <text:span text:style-name="BwAccentTextLow">Yes</text:span>. <text:span text:style-name="T6">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1284901307"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6">Here you set, where BwPostman will find the disclaimer to use. In the field </text:span><text:span text:style-name="BwAccentField">URL for the disclaimer</text:span><text:span text:style-name="T6"> you enter an </text:span><text:span text:style-name="BwAccentTextLow">URL</text:span><text:span text:style-name="T6"> as source for the disclaimer. Then you have to select </text:span><text:span text:style-name="BwAccentField">URL</text:span><text:span text:style-name="T6"> as </text:span><text:span text:style-name="BwAccentField">Link target</text:span><text:span text:style-name="T6">.</text:span></text:p>
      <text:p text:style-name="Text_20_body"><text:span text:style-name="T6">At </text:span><text:span text:style-name="BwAccentField">article</text:span><text:span text:style-name="T6"> you are able to select an article of Joomla!</text:span><text:span text:style-name="T8">®</text:span><text:span text:style-name="T6">. Then you have to select </text:span><text:span text:style-name="BwAccentField">Article</text:span><text:span text:style-name="T6"> as </text:span><text:span text:style-name="BwAccentField">Link target</text:span><text:span text:style-name="T6">.</text:span></text:p>
      <text:p text:style-name="Text_20_body"><text:span text:style-name="T6">At last you may use a menu item of Joomla!</text:span><text:span text:style-name="T8">®</text:span><text:span text:style-name="T6">. In this case the </text:span><text:span text:style-name="BwAccentTextLow">Link target</text:span><text:span text:style-name="T6"> is </text:span><text:span text:style-name="BwAccentTextLow">Menu item</text:span> and You select the appropriate menu item at field <text:span text:style-name="BwAccentTextLow">menu item</text:span><text:span text:style-name="T6">.</text:span></text:p>
      <text:list xml:id="list1797694972"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233229405" text:continue-numbering="true" text:style-name="Outline">
        <text:list-item>
          <text:list>
            <text:list-item>
              <text:list>
                <text:list-item>
                  <text:h text:style-name="Heading_20_3" text:outline-level="3"><text:bookmark-start text:name="__RefHeading__42949_1809025423"/><text:soft-page-break/>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871389221"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2799180510430606700" text:style-name="L4">
        <text:list-item>
          <text:p text:style-name="P44">How many legs has a horse? (1, 2, …)</text:p>
        </text:list-item>
        <text:list-item>
          <text:p text:style-name="P44">Which colour has a red car?</text:p>
        </text:list-item>
      </text:list>
      <text:p text:style-name="Text_20_body"><text:span text:style-name="BwAccentTextLow">Captcha</text:span><text:span text:style-name="T6"> is a little Captcha driven maths task.</text:span></text:p>
      <text:p text:style-name="P10">This setting is used by both, component and subscription module, if there is nothing else set at the module.</text:p>
      <text:list xml:id="list359237212" text:continue-list="list871389221"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6">If </text:span><text:span text:style-name="BwAccentTextLow">Question</text:span><text:span text:style-name="T6"> is set in </text:span><text:span text:style-name="BwAccentTextLow">Secure registration form</text:span><text:span text:style-name="T6">, then you have to fill these fields by your question and its answer. The question appears in registration form, the answer is needed by evaluation and will not be shown.</text:span></text:p>
      <text:list xml:id="list1962426263"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2104944342"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text:soft-page-break/>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332068700"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872960501"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231391910"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161054842"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810914311" text:continue-numbering="true" text:style-name="Outline">
        <text:list-item>
          <text:list>
            <text:list-item>
              <text:h text:style-name="P23" text:outline-level="2"><text:bookmark-start text:name="__RefHeading__32972_1317459676"/>Unsubscription<text:bookmark-end text:name="__RefHeading__32972_1317459676"/></text:h>
              <text:list>
                <text:list-item>
                  <text:h text:style-name="P32"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text:soft-page-break/>Some considers this proceed as difficult since GDPR takes effect. So this option is added. When this option is activated, a subscription is completely and ridiculously removed without asking. </text:p>
      <text:list xml:id="list627599941" text:continue-numbering="true" text:style-name="Outline">
        <text:list-item>
          <text:list>
            <text:list-item>
              <text:list>
                <text:list-item>
                  <text:h text:style-name="P32"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6">If you want to be kept current, how the subscriptions grow up, when and who someone unsubscribed a mailing list, then you should switch on </text:span><text:span text:style-name="BwAccentField">Unsubscription also to webmaster</text:span><text:span text:style-name="T6">. This notification contains all details of unsubscription, beneath first name and last name the date, time and IP of unsubscription. These data may be helpful in case of dispute.</text:span></text:p>
      <text:list xml:id="list1715340229" text:continue-numbering="true" text:style-name="Outline">
        <text:list-item>
          <text:list>
            <text:list-item>
              <text:list>
                <text:list-item>
                  <text:h text:style-name="P32"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956555879" text:continue-numbering="true" text:style-name="Outline">
        <text:list-item>
          <text:list>
            <text:list-item>
              <text:list>
                <text:list-item>
                  <text:h text:style-name="P32"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243068478" text:continue-numbering="true" text:style-name="Outline">
        <text:list-item>
          <text:list>
            <text:list-item>
              <text:h text:style-name="P23"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244761196" text:continue-numbering="true" text:style-name="Outline">
        <text:list-item>
          <text:list>
            <text:list-item>
              <text:list>
                <text:list-item>
                  <text:h text:style-name="P32" text:outline-level="3"><text:bookmark-start text:name="__RefHeading__43561_910943346"/>Frontend Layout<text:bookmark-end text:name="__RefHeading__43561_910943346"/></text:h>
                </text:list-item>
              </text:list>
            </text:list-item>
          </text:list>
        </text:list-item>
      </text:list>
      <text:p text:style-name="P5">Here You set, which of the provided layouts should be used for the list view at front end. An override of the layout the Joomla!<text:span text:style-name="T25">®</text:span> common way certainly is possible.</text:p>
      <text:p text:style-name="P5">You may select between:</text:p>
      <text:list xml:id="list8518649482320491324" text:style-name="L5">
        <text:list-item>
          <text:p text:style-name="P45">Default</text:p>
        </text:list-item>
        <text:list-item>
          <text:p text:style-name="P45">Bootstrap 2</text:p>
        </text:list-item>
        <text:list-item>
          <text:p text:style-name="P45">Bootstrap 3</text:p>
        </text:list-item>
        <text:list-item>
          <text:p text:style-name="P45">Bootstrap 4</text:p>
        </text:list-item>
      </text:list>
      <text:list xml:id="list1240657707" text:continue-list="list244761196" text:style-name="Outline">
        <text:list-item>
          <text:list>
            <text:list-item>
              <text:list>
                <text:list-item>
                  <text:h text:style-name="P32" text:outline-level="3"><text:bookmark-start text:name="__RefHeading__43563_910943346"/>Search Field<text:bookmark-end text:name="__RefHeading__43563_910943346"/></text:h>
                </text:list-item>
              </text:list>
            </text:list-item>
          </text:list>
        </text:list-item>
      </text:list>
      <text:p text:style-name="Text_20_body"><text:span text:style-name="T6">May the visitor search for a specific subject? Then select </text:span><text:span text:style-name="BwAccentTextLow">Show</text:span><text:span text:style-name="T6">. This is the default value.</text:span></text:p>
      <text:list xml:id="list604851445" text:continue-numbering="true" text:style-name="Outline">
        <text:list-item>
          <text:list>
            <text:list-item>
              <text:list>
                <text:list-item>
                  <text:h text:style-name="P32" text:outline-level="3"><text:bookmark-start text:name="__RefHeading__26894_605602350"/><text:soft-page-break/>Show Date List Filter<text:bookmark-end text:name="__RefHeading__26894_605602350"/></text:h>
                </text:list-item>
              </text:list>
            </text:list-item>
          </text:list>
        </text:list-item>
      </text:list>
      <text:p text:style-name="Text_20_body"><text:span text:style-name="T6">If visitors may search for a specific month and/or year, then select </text:span><text:span text:style-name="BwAccentTextLow">Show</text:span><text:span text:style-name="T6">. This is the default value.</text:span></text:p>
      <text:list xml:id="list334015902" text:continue-numbering="true" text:style-name="Outline">
        <text:list-item>
          <text:list>
            <text:list-item>
              <text:list>
                <text:list-item>
                  <text:h text:style-name="P32"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869926876" text:continue-numbering="true" text:style-name="Outline">
        <text:list-item>
          <text:list>
            <text:list-item>
              <text:list>
                <text:list-item>
                  <text:h text:style-name="P32" text:outline-level="3"><text:bookmark-start text:name="__RefHeading__26898_605602350"/>Show Attachment<text:bookmark-end text:name="__RefHeading__26898_605602350"/></text:h>
                </text:list-item>
              </text:list>
            </text:list-item>
          </text:list>
        </text:list-item>
      </text:list>
      <text:p text:style-name="Text_20_body"><text:span text:style-name="T6">If you do not want to show the attachment of a newsletter in the front-end, then you should select </text:span><text:span text:style-name="BwAccentTextLow">hide</text:span><text:span text:style-name="T6"> here. The default value is show and arranges, that a little icon is shown at the respective subject, if there is an attachment to this newsletter. A click to this icon opens the attachment.</text:span></text:p>
      <text:list xml:id="list2090249543" text:continue-numbering="true" text:style-name="Outline">
        <text:list-item>
          <text:list>
            <text:list-item>
              <text:list>
                <text:list-item>
                  <text:h text:style-name="P32"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592894273" text:continue-numbering="true" text:style-name="Outline">
        <text:list-item>
          <text:list>
            <text:list-item>
              <text:h text:style-name="P23" text:outline-level="2"><text:bookmark-start text:name="__RefHeading__26902_605602350"/>Single View<text:bookmark-end text:name="__RefHeading__26902_605602350"/></text:h>
              <text:list>
                <text:list-item>
                  <text:h text:style-name="P32" text:outline-level="3"><text:bookmark-start text:name="__RefHeading__43565_910943346"/>Frontend Layout<text:bookmark-end text:name="__RefHeading__43565_910943346"/></text:h>
                </text:list-item>
              </text:list>
            </text:list-item>
          </text:list>
        </text:list-item>
      </text:list>
      <text:p text:style-name="P5">Here You set, which of the provided layouts should be used for the list view at front end. An override of the layout the Joomla!<text:span text:style-name="T25">®</text:span> common way certainly is possible.</text:p>
      <text:p text:style-name="P5">You may select between:</text:p>
      <text:list xml:id="list1168070543" text:continue-list="list8518649482320491324" text:style-name="L5">
        <text:list-item>
          <text:p text:style-name="P45">Default</text:p>
        </text:list-item>
        <text:list-item>
          <text:p text:style-name="P45">Bootstrap 2</text:p>
        </text:list-item>
        <text:list-item>
          <text:p text:style-name="P45">Bootstrap 3</text:p>
        </text:list-item>
        <text:list-item>
          <text:p text:style-name="P45">Bootstrap 4</text:p>
        </text:list-item>
      </text:list>
      <text:list xml:id="list1129966924" text:continue-list="list592894273" text:style-name="Outline">
        <text:list-item>
          <text:list>
            <text:list-item>
              <text:list>
                <text:list-item>
                  <text:h text:style-name="P32" text:outline-level="3"><text:bookmark-start text:name="__RefHeading__26904_605602350"/><text:soft-page-break/>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140903182"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6">With this switch you determine, if the subject of the newsletter is used as page title. Concurrently the subject serves as b</text:span>rowser page title<text:span text:style-name="T6">. This setting may be overwritten at menu entry at Page Display.</text:span></text:p>
      <text:list xml:id="list969926242" text:continue-numbering="true" text:style-name="Outline">
        <text:list-item>
          <text:list>
            <text:list-item>
              <text:h text:style-name="P23"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6">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6"> correlate to them you know from Joomla!</text:span><text:span text:style-name="T8">®</text:span><text:span text:style-name="T6">.</text:span></text:p>
      <text:p text:style-name="Text_20_body"><text:span text:style-name="T6">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6">.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oft-page-break/><text:span text:style-name="T6">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6">Checking the permissions BwPostman works a bit different than Joomla!</text:span><text:span text:style-name="T8">®</text:span><text:span text:style-name="T6">. BwPostman checks bottom up: If a permission is explicit</text:span><text:span text:style-name="T6">ly set at a data set (allowed of forbidden), this permission is valid. If there is nothing set (inherited)</text:span><text:span text:style-name="T6">, the permission of the </text:span><text:span text:style-name="T6">section will be checked. If the permission here is set explicitly, this permission is </text:span><text:span text:style-name="T6">used. If not, the permissions of the component is used.</text:span><text:span text:style-name="T6"> At least now is clear, if a user is allowed to this action or not. The strategy Joomla!</text:span><text:span text:style-name="T8">®</text:span><text:span text:style-name="T6"> uses</text:span><text:span text:style-name="T6">, namely to check the permissions top down excludes to allow something on a lower level</text:span><text:span text:style-name="T6"> if it is forbidden at a higher level.</text:span></text:p>
      <text:p text:style-name="Text_20_body"><text:span text:style-name="T6">With this it is possible to allow for a user to edit a single mailing list while the others </text:span><text:span text:style-name="T6">are tabu.</text:span></text:p>
      <text:p text:style-name="AccentMidHead">Important:</text:p>
      <text:p text:style-name="AccentMidBox">BwPostman works for the permissions like Joomla!<text:span text:style-name="T7">®</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846054799"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text:soft-page-break/></text:p>
      <text:list xml:id="list72315305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393673971"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827483546"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1973542546"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156857129"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group to this mailing lists. In this way you can enable access to this mailing lists to “hand selected” usergroups.</text:p>
      <text:p text:style-name="Text_20_body">Archived mailing lists will <text:span text:style-name="BwAccentTextHigh">not</text:span> be displayed in this overview! They also are not available for a subscription.</text:p>
      <text:list xml:id="list2026201137"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Once a subscriber is confirmed and saved, this field isn't displayed. Since version 3.2.1 of BwPostman this field is displayed also on editing a subscriber as long as it is not confirmed. At test recipients and editing a subscriber it is not displayed.</text:p>
      <text:p text:style-name="AccentLowHead"><text:soft-page-break/>To Confirm regard the following:</text:p>
      <text:p text:style-name="AccentLowBox">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in BwPostman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text:soft-page-break/>Now something about the rights of the subscribers to select mailing lists:</text:p>
      <text:p text:style-name="AccentLowBox">Guests, that means user, that have no user account in Joomla!<text:span text:style-name="T7">®</text:span>, only are able to register to public mailing lists (access level public and guest). When an user has an account in Joomla!<text:span text:style-name="T7">®</text:span>, then he is able to register to mailing lists, that needs higher permissions – depending on the specification of mailing list and his access level in Joomla!<text:span text:style-name="T7">®</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7">®</text:span> user. If so, then the corresponding ID will be stored at the subscriber and the subscriber – if he is logged in – gets offered the mailing lists to subscribe, that are available for his access level.</text:p>
      <text:list xml:id="list662936305"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ext:soft-page-break/>To copy a newsletter check the checkbox at the list of newsletters in front of the desired newsletter and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334098879"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7">®</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text:soft-page-break/>At the database attachments of a newsletter are stored at a single character field with the length of 1000 characters. The attachments are stringed <text:span text:style-name="T21">together</text:span> including the (relative) path, separated by semicolon. The relative path is what You see at the dialogue field.</text:p>
      <text:p text:style-name="P13">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P13">Since version 3.0.0 of BwPostman attachments are no longer stored as simple character strings with a semicolon as divider, but as a string of the format JSON. That simplifies the internal processing, but causes, that the usable all-over length of this string is reduced, because JSON needs some more characters to separate the attachments.</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7">®</text:span>. With the publishing date you do <text:span text:style-name="BwAccentTextHigh">not</text:span> set, when the newsletter will be sent! For this there is the charged plugin BwPostman TimeControl.</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text:soft-page-break/>A newsletter marked at content template cannot be sent, for that the content template will not be "lost" by sending. The tab for sending disappears while storing as template of content and also does not appear, if You edit such a newsletter. That would not make sense for a template of content.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7">®</text:span>. You may select multiple entries from the select lists. It also is possible to select entries from the select list for the mailing lists <text:span text:style-name="BwAccentTextLow">and</text:span> for the user groups of Joomla!<text:span text:style-name="T7">®</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7">®</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7">®</text:span> you want to use. To do so make a double click at the desired article of Joomla!<text:span text:style-name="T7">®</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text:span text:style-name="Strong_20_Emphasis">not</text:span> shown!</text:p>
      <text:p text:style-name="P9"><text:soft-page-break/>Since version 3.2.1 of BwPostman there is the possibility to select an article of Joomla!<text:span text:style-name="T7">®</text:span> by a pop-up like for the attachments. This possibility appears before the list of selectable articles.</text:p>
      <text:p text:style-name="Text_20_body">Click to the <text:span text:style-name="BwClickPath">Select</text:span> button at right. A pop-up opens. Here You may filter the list. The filter options are the same as Joomla!<text:span text:style-name="T7">® </text:span><text:s/>offers at the list of articles. To select the desired Joomla! article from the list, click to its title. The pop-up disappears, the title of the Joomla!<text:span text:style-name="T7">®</text:span> article is displayed at the input field. <text:s/>If this is not the correct Joomla!<text:span text:style-name="T7">®</text:span> article, You can clear this input by clicking the <text:span text:style-name="BwClickPath">Clear</text:span> button at right. Click to the button <text:span text:style-name="BwClickPath">left arrow</text:span> directly beside left of the title. The selected Joomla!<text:span text:style-name="T7">®</text:span> article appears in the left selection box of the selected content at the bottom of the already selected Joomla!<text:span text:style-name="T7">®</text:span> articles and is deleted from the box below of the available content.If you were in error and you don't want a specific article already selected for your newsletter, then select it in the left select list and click at the <text:span text:style-name="BwClickPath">right arrow</text:span>. It moves back to the right select list and will be shown afterwards at the bottom of the select list. A double-click to the unwanted article does the same.</text:p>
      <text:p text:style-name="Text_20_body">Since version 3.2.1 of BwPostman it is possible to sort the selected articles. To do so, You select an article to move and click to the button <text:span text:style-name="BwClickPath">arrow up</text:span> or <text:span text:style-name="BwClickPath">arrow down</text:span> at the right side of the select list.</text:p>
      <text:p text:style-name="AccentLowHead">Hint:</text:p>
      <text:p text:style-name="AccentLowBox">You can crate a newsletter only based on articles from Joomla!<text:span text:style-name="T7">®</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ext:soft-page-break/>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806631938"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7">®</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newsletter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585885185"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631655765" text:continue-numbering="true" text:style-name="Outline">
        <text:list-item>
          <text:list>
            <text:list-item>
              <text:list>
                <text:list-item>
                  <text:h text:style-name="Heading_20_3" text:outline-level="3"><text:bookmark-start text:name="__RefHeading__47563_794096596"/><text:soft-page-break/>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7">®</text:span> may contain. Such things should be controlled.</text:p>
      <text:p text:style-name="Text_20_body">Heading, intro text and personalisation works exactly like described in the chapter before.</text:p>
      <text:list xml:id="list1497596977"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782765282"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5">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text:soft-page-break/>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 The pop-up disappears after a few seconds automatically.</text:p>
      <text:p text:style-name="P9">Since version 3.0.0 the sending of a newsletter no longer is processed with a pop-up but by Ajax. A new view appears. At the left You see a progress bar at <text:span text:style-name="BwAccentTextLow">Status</text:span>. Below there are some further information like to how many recipients has to be sent or if the entered waiting time is processed. At the right part <text:span text:style-name="BwAccentTextLow">Sending details</text:span> You see, to which recipients the newsletter will be sent actually. You can leave this view only if the sending has finished to not interrupt the sending.</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610715145"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Since version 3.0.0 this view is not closed automatically, You have to leave it by clicking the <text:span text:style-name="BwClickPath">back</text:span> button.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number of recipients,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7">®</text:span> is improper (<text:span text:style-name="BwClickPath">System </text:span><text:span text:style-name="BwClickPath"><text:span text:style-name="T13"></text:span></text:span><text:span text:style-name="BwClickPath"> Configuration </text:span><text:span text:style-name="BwClickPath"><text:span text:style-name="T13"></text:span></text:span><text:span text:style-name="BwClickPath"> Server, section Mailing</text:span>) or the server, that is responsible for sending newsletters – more precisely sending mails within Joomla!<text:span text:style-name="T7">®</text:span> – is not reachable. In this case the news<text:soft-page-break/>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7">®</text:span> but the mail server, that is entered in the configuration of Joomla!<text:span text:style-name="T7">®</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1126515826"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text:soft-page-break/>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375853409"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44059913" text:continue-numbering="true" text:style-name="Outline">
        <text:list-item>
          <text:list>
            <text:list-item>
              <text:h text:style-name="P24"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7">®</text:span>.</text:p>
      <text:p text:style-name="Text_20_body">For menu entries you may select:</text:p>
      <text:list xml:id="list4045259485941703601" text:style-name="L6">
        <text:list-item>
          <text:p text:style-name="P46">Newsletter registration</text:p>
        </text:list-item>
        <text:list-item>
          <text:p text:style-name="P46">Edit newsletter subscription</text:p>
        </text:list-item>
        <text:list-item>
          <text:p text:style-name="P46">Published newsletters (overview)</text:p>
        </text:list-item>
        <text:list-item>
          <text:p text:style-name="P46">Published newsletters (single view)</text:p>
        </text:list-item>
      </text:list>
      <text:p text:style-name="Text_20_body">The procedure is as usual in Joomla!<text:span text:style-name="T7">®</text:span>:</text:p>
      <text:p text:style-name="Text_20_body">In the back-end add further menu entries to an existing menu or create a new menu with the desired menu entries.</text:p>
      <text:p text:style-name="Text_20_body"/>
      <text:list xml:id="list2048559891" text:continue-list="list144059913" text:style-name="Outline">
        <text:list-item>
          <text:list>
            <text:list-item>
              <text:list>
                <text:list-item>
                  <text:h text:style-name="P36"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436926425"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text:span text:style-name="BwAccentTextLow">options</text:span> you find the possibility to determine, if the attachment (as link) shall be shown or not, if someone exists. There are three possibilities:</text:p>
      <text:list xml:id="list8212588397302993580" text:style-name="L7">
        <text:list-item>
          <text:p text:style-name="P47"><text:span text:style-name="Strong_20_Emphasis">Use Globals</text:span></text:p>
          <text:p text:style-name="P47">The value set in the options of the component is used.</text:p>
        </text:list-item>
        <text:list-item>
          <text:p text:style-name="P47"><text:span text:style-name="Strong_20_Emphasis">Show</text:span></text:p>
          <text:p text:style-name="P47">The link to the attachment is shown, even if the options of the component says something else.</text:p>
        </text:list-item>
        <text:list-item>
          <text:p text:style-name="P47"><text:span text:style-name="Strong_20_Emphasis">Hide</text:span></text:p>
          <text:p text:style-name="P47">The link to the attachment is not shown, even if the options of the component says something else.</text:p>
        </text:list-item>
      </text:list>
      <text:list xml:id="list354309295" text:continue-list="list436926425"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6150506044391594813" text:style-name="L8">
        <text:list-item>
          <text:p text:style-name="P48"><text:span text:style-name="Strong_20_Emphasis">All</text:span></text:p>
          <text:p text:style-name="P48">All published newsletters are displayed, archived, too.</text:p>
        </text:list-item>
        <text:list-item>
          <text:p text:style-name="P48"><text:span text:style-name="Strong_20_Emphasis">All but not archived</text:span></text:p>
          <text:p text:style-name="P48">All published newsletters except archived are displayed.</text:p>
        </text:list-item>
        <text:list-item>
          <text:p text:style-name="P48"><text:soft-page-break/><text:span text:style-name="Strong_20_Emphasis">neither archived nor expired</text:span></text:p>
          <text:p text:style-name="P48">Shows all newsletters, which are not archived and not expired. Expired means, that publish-down date is not overridden.</text:p>
        </text:list-item>
        <text:list-item>
          <text:p text:style-name="P48"><text:span text:style-name="Strong_20_Emphasis">not archived but expired</text:span></text:p>
          <text:p text:style-name="P48">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8"><text:span text:style-name="Strong_20_Emphasis">only archived</text:span></text:p>
          <text:p text:style-name="P48">This setting shows all archived newsletters, no matter whether expired or not.</text:p>
        </text:list-item>
        <text:list-item>
          <text:p text:style-name="P48"><text:span text:style-name="Strong_20_Emphasis">only expired</text:span></text:p>
          <text:p text:style-name="P48">With this option all expired newsletters will be displayed.</text:p>
        </text:list-item>
        <text:list-item>
          <text:p text:style-name="P48"><text:span text:style-name="Strong_20_Emphasis">archived and expired</text:span></text:p>
          <text:p text:style-name="P48">With this option all expired newsletters are shown.</text:p>
        </text:list-item>
        <text:list-item>
          <text:p text:style-name="P48"><text:span text:style-name="Strong_20_Emphasis">archived or expired</text:span></text:p>
          <text:p text:style-name="P48">Last but not least there is a possibility to show all newsletters, which are either archived or expired.</text:p>
        </text:list-item>
      </text:list>
      <text:list xml:id="list1107222137" text:continue-list="list354309295"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7281140219147858287" text:style-name="L9">
        <text:list-item>
          <text:p text:style-name="P49">In front-end only published newsletters are displayed.</text:p>
        </text:list-item>
        <text:list-item>
          <text:p text:style-name="P49">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1007266057" text:continue-list="list1107222137"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653813383"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94263719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principally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915520138"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7">®</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7">®</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1">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212195842"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7">®</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928712280"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2010975248"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at one of the select lists, have to be removed. This will be done by selecting the appropriate data field on the list of data fields, multiple selection is possible, and clicking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 the imported state is used.</text:p>
      <text:p text:style-name="Text_20_body"><text:soft-page-break/>Since version 3.0.0 of BwPostman there exists a possibility to verify the email addresses. More to find at Configuration <text:span text:style-name="T22">→</text:span> Registration <text:span text:style-name="T22">→</text:span> Verify email address.</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7">®</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9">Caution:</text:p>
      <text:p text:style-name="AccentHighBox">In countries with mandatory double-opt-in-procedure the handling with automatic confirmation while import possibly is improper! A proper usage may be the import of subscribers from another newsletter system.</text:p>
      <text:p text:style-name="P18">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ext:soft-page-break/>that can handle CSV files. Well done is this by CALC from the OpenOffice-Series (Apache OpenOffice, LibreOffice, …).</text:p>
      <text:list xml:id="list171103562"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unwanted and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864126709" text:continue-numbering="true" text:style-name="Outline">
        <text:list-item>
          <text:list>
            <text:list-item>
              <text:list>
                <text:list-item>
                  <text:h text:style-name="Heading_20_3" text:outline-level="3"><text:bookmark-start text:name="__RefHeading__47701_794096596"/><text:soft-page-break/>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have to select, whether confirmed and/or unconfirmed subscribers and/or test recipients will be exported. You also have to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675034586" text:continue-numbering="true" text:style-name="Outline">
        <text:list-item>
          <text:list>
            <text:list-item>
              <text:h text:style-name="P25"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text:soft-page-break/>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859744801"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7">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75805218"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p text:style-name="Text_20_body">Before deleting You should reflect, if You possibly have obligation for verification or retention and the subscriber may not be deleted finally.</text:p>
      <text:list xml:id="list1320522670"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651291886"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You also should use an extension in your browser to inspect the currently displayed page for check-up purpose. For Firefox, my preferred browser, there exists <text:span text:style-name="T21">the</text:span> developer tools. Such an extension also exists for Edge,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7"><text:span text:style-name="BwFilePath">&lt;Joomla-installation-directory&gt;/components/com_bwpostman/assets/css/bwpostman.css</text:span> </text:p>
      <text:p text:style-name="Text_20_body">For the subscription module it is the file:</text:p>
      <text:p text:style-name="P7"><text:span text:style-name="BwFilePath">&lt;Joomla-installation-directory&gt;/modules/mod_bwpostman/css/bwpostman.css </text:span></text:p>
      <text:p text:style-name="Text_20_body">For the overview module it is the file:</text:p>
      <text:p text:style-name="P7"><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7"><text:span text:style-name="BwFilePath">&lt;Joomla-installation-directory&gt;/templates/&lt;your template&gt;/css/</text:span></text:p>
      <text:p text:style-name="Text_20_body">With version 3.1.0 of BwPostman the CSS files are loaded at the templates instead of the view. This has the advantage, that You are able to use different CSS files including different paths with Your overrides.</text:p>
      <text:list xml:id="list50666885"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7">®</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164728345"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7">Joomla!</text:span><text:span text:style-name="T9">®</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7">®! </text:span>While templates for Joomla!<text:span text:style-name="T7">®</text:span> are build to display websites all the same in all browsers as desired by the website owner, templates for BwPostman are made to give the same look-and-feel for the newsletters of BwPostman at all mail clients. But while even some “renegade” browser manufacturers made their browsers standard-compatible, at the mail clients is heavy proliferation the norm, which grows with each second mobile device.</text:p>
      <text:list xml:id="list127971637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1">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7"><text:span text:style-name="BwFilePath">&lt;my_Joomla_installation&gt;/images/bw_postman/templates/</text:span></text:p>
      <text:p text:style-name="P6">and can be deleted from there as well using the Media-Manager of Joomla!<text:span text:style-name="T7">®</text:span>.</text:p>
      <text:p text:style-name="P6">Since version 3.0.0 the storing path for the exported template is</text:p>
      <text:p text:style-name="P7"><text:span text:style-name="BwFilePath">&lt;my_Joomla_installation&gt;/images/con bwpostman/templates/</text:span></text:p>
      <text:p text:style-name="P6"><text:soft-page-break/>The file name contains the ID of the exported template, because the ID is surely unique, there are no two templates with the same ID. The title of the template cannot be used (quite alone).</text:p>
      <text:p text:style-name="P6">You don't have to conserve the file name, the import of the template works with every file name.</text:p>
      <text:list xml:id="list350253951"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789364821" text:continue-numbering="true" text:style-name="Outline">
        <text:list-item>
          <text:list>
            <text:list-item>
              <text:list>
                <text:list-item>
                  <text:h text:style-name="Heading_20_3" text:outline-level="3"><text:bookmark-start text:name="__RefHeading__55858_1036753469"/>Tab <text:span text:style-name="Betont_20_H3"><text:span text:style-name="T16">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4">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efore version 3.0.0 BwPostman looks for preview images at the folder <text:span text:style-name="BwFilePath">&lt;Joomla-installation-directory&gt;/images/bw_postman</text:span>, since version 3.0.0 at <text:span text:style-name="BwFilePath">&lt;Joomla-installation-directory&gt;/images/com_bwpostman.</text:span> Here you have to upload the saved image. Up<text:soft-page-break/>loading you can do with Media Manager if Joomla!<text:span text:style-name="T7">®</text:span>, which you will find at <text:span text:style-name="BwClickPath">Content </text:span><text:span text:style-name="BwClickPath"><text:span text:style-name="T13"></text:span></text:span><text:span text:style-name="BwClickPath"> Media Manager</text:span>.</text:p>
      <text:list xml:id="list1831089749" text:continue-numbering="true" text:style-name="Outline">
        <text:list-item>
          <text:list>
            <text:list-item>
              <text:list>
                <text:list-item>
                  <text:h text:style-name="Heading_20_3" text:outline-level="3"><text:bookmark-start text:name="__RefHeading__55860_1036753469"/>Tab <text:span text:style-name="Betont_20_H3"><text:span text:style-name="T16">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947397902" text:continue-numbering="true" text:style-name="Outline">
        <text:list-item>
          <text:list>
            <text:list-item>
              <text:list>
                <text:list-item>
                  <text:h text:style-name="Heading_20_3" text:outline-level="3"><text:bookmark-start text:name="__RefHeading__55862_1036753469"/>Tab <text:span text:style-name="Betont_20_H3"><text:span text:style-name="T16">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04966337" text:continue-numbering="true" text:style-name="Outline">
        <text:list-item>
          <text:list>
            <text:list-item>
              <text:list>
                <text:list-item>
                  <text:h text:style-name="Heading_20_3" text:outline-level="3"><text:bookmark-start text:name="__RefHeading__55864_1036753469"/>Tab <text:span text:style-name="Betont_20_H3"><text:span text:style-name="T16">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text:soft-page-break/>and so on), at an existing newsletter you have to switch to another template and switch back to this template or you have to change selected content, to adopt the changes. Unfortunately there is no other solution feasible for now.</text:p>
      <text:list xml:id="list431859569"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6">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376117586"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196970349" text:continue-numbering="true" text:style-name="Outline">
        <text:list-item>
          <text:list>
            <text:list-item>
              <text:list>
                <text:list-item>
                  <text:h text:style-name="Heading_20_3" text:outline-level="3"><text:bookmark-start text:name="__RefHeading__55870_1036753469"/>Tab <text:span text:style-name="Betont_20_H3"><text:span text:style-name="T16">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4">humbnail</text:span>. This image will be shown in the list of the templates and in tooltip at the selection list while creating a newsletter.</text:p>
      <text:p text:style-name="AccentHighHead">Caution:</text:p>
      <text:p text:style-name="AccentHighBox"><text:soft-pag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773201164" text:continue-numbering="true" text:style-name="Outline">
        <text:list-item>
          <text:list>
            <text:list-item>
              <text:list>
                <text:list-item>
                  <text:h text:style-name="Heading_20_3" text:outline-level="3"><text:bookmark-start text:name="__RefHeading__55872_1036753469"/>Tab <text:span text:style-name="Betont_20_H3"><text:span text:style-name="T16">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485665685" text:continue-numbering="true" text:style-name="Outline">
        <text:list-item>
          <text:list>
            <text:list-item>
              <text:list>
                <text:list-item>
                  <text:h text:style-name="Heading_20_3" text:outline-level="3"><text:bookmark-start text:name="__RefHeading__55874_1036753469"/>Tab <text:span text:style-name="Betont_20_H3"><text:span text:style-name="T16">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063534779"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2175615775"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7">®</text:span> and they will be corrected if needed, too. This happens by comparing the email addresses of the subscribers with the email addresses of the users of Joomla!<text:span text:style-name="T7">®</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805463166"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before version 3.0.0 it also is stored at folder</text:p>
      <text:p text:style-name="P7"><text:span text:style-name="BwFilePath">&lt;my_Joomla_installation&gt;/images/bw_postman/backup_tables/</text:span><text:span text:style-name="BwFilePath">,</text:span></text:p>
      <text:p text:style-name="Text_20_body"><text:soft-page-break/>since version 3.0.0 at the folder </text:p>
      <text:p text:style-name="P7"><text:span text:style-name="BwFilePath">&lt;my_Joomla_installation&gt;/images/com_bwpostman/backup_tables/.</text:span></text:p>
      <text:p text:style-name="P6">So You are able to delete the backup file using the Media Manager of Joomla!<text:span text:style-name="T7">®</text:span>.</text:p>
      <text:list xml:id="list2136245102"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text:soft-page-break/>groups with there names are still present, then BwPostman changes the values of the used user groups to the new IDs.</text:p>
      <text:p text:style-name="P9">If against expectations the restoring abort, then this is normally no problem. BwPostman creates a restore point before restoring. Th this restore point will be returned, if something goes wrong while restoring. With this it is fairly ensured, that a running version of BwPostman exists and one is not left empty handed with empty or missing tables.</text:p>
      <text:p text:style-name="P9">Unfortunately there are some cases left, where the restoring fails at a manner, that it is not possible to set back to the restore point automatically. In this case You have to intervene manually to the database, with phpMyAdmin for instance. The restore point is a copy of the affected tables with the suffix _tmp. <text:span text:style-name="BwAccentTextHigh">Now its the best time for a backup of Your tables if You not have done so before!</text:span> If You delete all tables, which are the original to the tables with the suffix _tmp, that means the tables without suffix _tmp, and subsequently remove the suffix _tmp from the copied tables, You should get a running version, though.</text:p>
      <text:list xml:id="list1000886370" text:continue-numbering="true" text:style-name="Outline">
        <text:list-item>
          <text:list>
            <text:list-item>
              <text:h text:style-name="Heading_20_2" text:outline-level="2"><text:bookmark-start text:name="__RefHeading__4812_1847411346"/>Migration of BwPostman to another Joomla!<text:span text:style-name="T7">®</text:span> Installation?<text:bookmark-end text:name="__RefHeading__4812_1847411346"/></text:h>
            </text:list-item>
          </text:list>
        </text:list-item>
      </text:list>
      <text:p text:style-name="Text_20_body">When your read the above, you may wonder: Am I able to migrate from one Joomla!<text:span text:style-name="T7">®</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7">®</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7">®</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424764736"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5">®</text:span>. But the registration module also offers further settings:</text:p>
      <text:list xml:id="list1896886839"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881894694"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454965116" text:continue-numbering="true" text:style-name="Outline">
        <text:list-item>
          <text:list>
            <text:list-item>
              <text:list>
                <text:list-item>
                  <text:h text:style-name="Heading_20_3" text:outline-level="3"><text:bookmark-start text:name="__RefHeading__87015_984208638"/><text:soft-page-break/>Tab Advanced<text:bookmark-end text:name="__RefHeading__87015_984208638"/></text:h>
                </text:list-item>
              </text:list>
            </text:list-item>
          </text:list>
        </text:list-item>
      </text:list>
      <text:p text:style-name="Text_20_body">For the normal display of the module You choose the preset layout default.</text:p>
      <text:p text:style-name="Text_20_body">Since version 3.1.0 of BwPostman there are also the layouts modal, modal-big, bootstrap2 and bootstrap4.</text:p>
      <text:p text:style-name="Text_20_body">With both modal layouts only a button for registration to the newsletter is displayed. With a click to this button a pop up with the registration form appears.</text:p>
      <text:p text:style-name="P9">The label of the button is specified at the field <text:span text:style-name="BwAccentField">Button text</text:span> below. For multi-language sites You can use a language string. If nothing is entered then the language string MOD_BWPOSTMAN_MODAL_BUTTON is used.</text:p>
      <text:p text:style-name="P9">You were always been able to load the module at an article (loadposition, loadmodule, loadmoduleid). But with the modal layouts Your design possibilities are nearly unlimited. If You don't display the title of the module, You only have a Button at the article, not more.</text:p>
      <text:p text:style-name="P9">An additional possibility You get, if You write a button at the article, which opens the pop up. Vital is that the button gets the id id=”bwp_reg_custom_open”. Additional in this case means: The module must be published and displayed, because only then the needed javascript will be loaded. Then the button can be displayed at continuous text. If You don't display the module, You get a link but this link does nothing.</text:p>
      <text:list xml:id="list643603658"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5">®</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 beginning with the current month the set number of months backwards. If it is now June <text:soft-page-break/>2021 and You set 4 months, You get the number of sent newsletters for June 2021, May 2021, April 2021 and March 2021 at the list. If there is no published newsletter for a month, which meets the other necessary criteria, if required, then this month don't appear at the list. </text:p>
      <text:p text:style-name="Text_20_body">The entries of the list are linked. If You click to a month at the list, the list view of BwPostman opens at the main view of the page with a list of published newsletters of this month. These entries also are linked and with a click to this newsletter entry the detail view for this newsletter opens. Since version 3.1.5 of BwPostman the layout of list view and detail view is selectable at the options of the component.</text:p>
      <text:p text:style-name="P9">At the list view for this month there are filters for month and year and also the list <text:span text:style-name="T21">length</text:span>. Beneath these filters there also are filters for mailing lists and campaigns available. <text:s/>The filters for mailing lists and campaigns are provided by the settings of the module, <text:span text:style-name="Strong_20_Emphasis">not</text:span> from the settings of the list view of the component!</text:p>
      <text:p text:style-name="Text_20_body"/>
      <text:list xml:id="list1710874481"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20">Important:</text:p>
      <text:list xml:id="list591556865" text:continue-list="list6686778414987520514" text:style-name="BwAufzählung">
        <text:list-item>
          <text:p text:style-name="P27"><text:span text:style-name="BwAccentTextHigh">Between the opening square bracket and the following bwpostman_personalize there must not be any character, also no space!</text:span></text:p>
        </text:list-item>
        <text:list-item>
          <text:p text:style-name="P27">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27">Is no text entered, then there will not raise an error, but also nothing is inserted.</text:p>
        </text:list-item>
      </text:list>
      <text:p text:style-name="Text_20_body"/>
      <text:list xml:id="list325734905" text:continue-list="list1710874481" text:style-name="Outline">
        <text:list-item>
          <text:list>
            <text:list-item>
              <text:h text:style-name="P24"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203913605"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t least one mailing list is selected, then a notice (see below) and a select box for the newsletter is displayed at the registering form of Joomla!<text:span text:style-name="T7">®</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text:span text:style-name="BwAccentField">message</text:span> at the options is conceived.</text:p>
      <text:list xml:id="list1416789852"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7">Joomla!</text:span><text:span text:style-name="T9">®</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The user/subscriber has the possibility to select the desired mailing list.</text:p>
      <text:list xml:id="list367028309" text:continue-numbering="true" text:style-name="Outline">
        <text:list-item>
          <text:list>
            <text:list-item>
              <text:h text:style-name="P24"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342440813" text:continue-numbering="true" text:style-name="Outline">
        <text:list-item>
          <text:list>
            <text:list-item>
              <text:h text:style-name="P24"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6">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7">→</text:span></text:span><text:span text:style-name="BwClickPath"> System Information </text:span><text:span text:style-name="BwClickPath"><text:span text:style-name="T27">→</text:span></text:span><text:span text:style-name="BwClickPath"> PHP-Information</text:span>. Do You find it, You are able to use this plugin. If You can't find cURL, contact Your provider (or change the provider), to be able to use this plugin.</text:p>
      <text:list xml:id="list2033569924"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
                    <text:list-item>
                      <text:h text:style-name="Heading_20_4" text:outline-level="4"><text:bookmark-start text:name="__RefHeading__87017_984208638"/>Tab Plugin<text:bookmark-end text:name="__RefHeading__87017_984208638"/></text:h>
                    </text:list-item>
                  </text:list>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list xml:id="list383183380" text:continue-numbering="true" text:style-name="Outline">
        <text:list-item>
          <text:list>
            <text:list-item>
              <text:list>
                <text:list-item>
                  <text:list>
                    <text:list-item>
                      <text:h text:style-name="Heading_20_4" text:outline-level="4"><text:bookmark-start text:name="__RefHeading__87019_984208638"/>Tab Update Options<text:bookmark-end text:name="__RefHeading__87019_984208638"/></text:h>
                    </text:list-item>
                  </text:list>
                </text:list-item>
              </text:list>
            </text:list-item>
          </text:list>
        </text:list-item>
      </text:list>
      <text:p text:style-name="P9"><text:span text:style-name="BwAccentField">Licence code</text:span> is used to get updates for the plugin BwPostman TimeControl.</text:p>
      <text:list xml:id="list1472657344" text:continue-numbering="true" text:style-name="Outline">
        <text:list-item>
          <text:list>
            <text:list-item>
              <text:list>
                <text:list-item>
                  <text:list>
                    <text:list-item>
                      <text:h text:style-name="Heading_20_4" text:outline-level="4"><text:bookmark-start text:name="__RefHeading__87021_984208638"/>Tab Curl Settings<text:bookmark-end text:name="__RefHeading__87021_984208638"/></text:h>
                    </text:list-item>
                  </text:list>
                </text:list-item>
              </text:list>
            </text:list-item>
          </text:list>
        </text:list-item>
      </text:list>
      <text:p text:style-name="P9">While establishing the connection curl checks the certificate of the peer. To get this work curl have to know about the certification authority of this certificate. If the website doesn't run with HTTPS but only HTTP, then there is no certificate. If You use a self-signed certificate, curl does not Know about the certification authority. Both cases actually should occur, if You use a local installation of Joomla. And at both cases it helps to switch the option <text:span text:style-name="BwAccentField">Verify peer?</text:span> to no.</text:p>
      <text:p text:style-name="AccentHighBox"><text:span text:style-name="BwAccentTextHigh">This setting is only meant for testing purpose and should be switched to Yes at productive websites!</text:span></text:p>
      <text:p text:style-name="Text_20_body">Normally the certificate and the certification authority are installed system wide. If You have Your own certification authority, which signed the certificate, and this certificate is not installed system wide, i.e. at a local installation, You can enter the path to the certificate of the certification authority at <text:span text:style-name="BwAccentField">Certificate path</text:span>. <text:span text:style-name="T21">i.e.</text:span> this could be <text:span text:style-name="BwFilePath">/usr/local/share/ca-certificates/my-cert.pem</text:span> for linux or <text:span text:style-name="BwFilePath">C://certs/ca-certificates/my-cert.pem</text:span> for windows.</text:p>
      <text:p text:style-name="AccentHighBox"><text:span text:style-name="BwAccentTextHigh">This setting takes no effect, if Verify peer? Is se</text:span><text:span text:style-name="BwAccentTextHigh">t to no.</text:span></text:p>
      <text:list xml:id="list1131290840"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1">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698925517"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ext:soft-page-break/>The first one is a calendar field, with which You set sending date and time.</text:p>
      <text:p text:style-name="P9">The second one is a selection of yes/no.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80026703" text:continue-numbering="true" text:style-name="Outline">
        <text:list-item>
          <text:list>
            <text:list-item>
              <text:list>
                <text:list-item>
                  <text:h text:style-name="P37"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6787922743868243274" text:style-name="L10">
        <text:list-item>
          <text:p text:style-name="P57">Number of newsletters per step</text:p>
        </text:list-item>
        <text:list-item>
          <text:p text:style-name="P57">Time Delay While Sending</text:p>
        </text:list-item>
        <text:list-item>
          <text:p text:style-name="P57">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6">It is not possible to interrupt the automated sending</text:span><text:span text:style-name="T26"> that is currently processed</text:span><text:span text:style-name="T26">!</text:span></text:p>
      <text:p text:style-name="P12"/>
      <text:p text:style-name="P11">While manual sending a newsletter the one, which starts sending, cannot do something else at Joomla!<text:span text:style-name="T7">®</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1">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text:soft-page-break/>newsletter is sending. While the automated newsletter isn't due, manual sending should not be a problem.</text:p>
      <text:list xml:id="list780385127" text:continue-list="list80026703"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7">®</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1571698670985368619" text:style-name="L11">
        <text:list-item>
          <text:p text:style-name="P50">Joomla!<text:span text:style-name="T7">®</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3"></text:span></text:span><text:span text:style-name="BwClickPath"> Global Configuration </text:span><text:span text:style-name="BwClickPath"><text:span text:style-name="T13"></text:span></text:span><text:span text:style-name="BwClickPath"> Server</text:span></text:p>
        </text:list-item>
        <text:list-item>
          <text:p text:style-name="P50">and/or <text:span text:style-name="BwAccentTextLow">display_errors</text:span> is set to <text:span text:style-name="BwAccentTextLow">ON</text:span> in <text:span text:style-name="BwFilePath">php.ini</text:span> of the server</text:p>
        </text:list-item>
      </text:list>
      <text:list xml:id="list464327958" text:continue-list="list780385127"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8">Version 1.3, 3 November 2008</text:p>
      <text:p text:style-name="P8">Copyright © 2000, 2001, 2002, 2007, 2008 Free Software Foundation, Inc. &lt;<text:span text:style-name="T19">https:</text:span><text:a xlink:type="simple" xlink:href="http://fsf.org/" office:target-frame-name="_blank" xlink:show="new" text:style-name="Internet_20_link" text:visited-style-name="Visited_20_Internet_20_Link">//fsf.org/</text:a>&gt; </text:p>
      <text:p text:style-name="P8">Everyone is permitted to copy and distribute verbatim copies of this license document, but changing it is not allowed.</text:p>
      <text:list xml:id="list8155978847197070714" text:style-name="Nummerierung_20_3_20_mit_20_Nummern">
        <text:list-item>
          <text:list>
            <text:list-item>
              <text:list>
                <text:list-item>
                  <text:h text:style-name="P35"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50481226" text:continue-numbering="true" text:style-name="Nummerierung_20_3_20_mit_20_Nummern">
        <text:list-item>
          <text:list>
            <text:list-item>
              <text:list>
                <text:list-item>
                  <text:h text:style-name="P33"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text:soft-page-break/>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177732882" text:continue-numbering="true" text:style-name="Nummerierung_20_3_20_mit_20_Nummern">
        <text:list-item>
          <text:list>
            <text:list-item>
              <text:list>
                <text:list-item>
                  <text:h text:style-name="P33"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805933730" text:continue-numbering="true" text:style-name="Nummerierung_20_3_20_mit_20_Nummern">
        <text:list-item>
          <text:list>
            <text:list-item>
              <text:list>
                <text:list-item>
                  <text:h text:style-name="P33" text:outline-level="3"><text:bookmark-start text:name="__RefHeading__48443_366451164"/><text:soft-page-break/>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1312939762" text:continue-numbering="true" text:style-name="Nummerierung_20_3_20_mit_20_Nummern">
        <text:list-item>
          <text:list>
            <text:list-item>
              <text:list>
                <text:list-item>
                  <text:h text:style-name="P33"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6745503673306979448" text:style-name="L12">
        <text:list-item>
          <text:p text:style-name="P29"><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9">C. State on the Title page the name of the publisher of the Modified Version, as the publisher. </text:p>
        </text:list-item>
        <text:list-item>
          <text:p text:style-name="P29">D. Preserve all the copyright notices of the Document. </text:p>
        </text:list-item>
        <text:list-item>
          <text:p text:style-name="P29">E. Add an appropriate copyright notice for your modifications adjacent to the other copyright notices. </text:p>
        </text:list-item>
        <text:list-item>
          <text:p text:style-name="P29">F. Include, immediately after the copyright notices, a license notice giving the public permission to use the Modified Version under the terms of this License, in the form shown in the Addendum below. </text:p>
        </text:list-item>
        <text:list-item>
          <text:p text:style-name="P29">G. Preserve in that license notice the full lists of Invariant Sections and required Cover Texts given in the Document's license notice. </text:p>
        </text:list-item>
        <text:list-item>
          <text:p text:style-name="P29">H. Include an unaltered copy of this License. </text:p>
        </text:list-item>
        <text:list-item>
          <text:p text:style-name="P2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9">K. For any section Entitled "Acknowledgements" or "Dedications", Preserve the Title of the section, and preserve in the section all the substance and tone of each of the contributor acknowledgements and/or dedications given therein. </text:p>
        </text:list-item>
        <text:list-item>
          <text:p text:style-name="P29">L. Preserve all the Invariant Sections of the Document, unaltered in their text and in their titles. Section numbers or the equivalent are not considered part of the section titles. </text:p>
        </text:list-item>
        <text:list-item>
          <text:p text:style-name="P29">M. Delete any section Entitled "Endorsements". Such a section may not be included in the Modified Version. </text:p>
        </text:list-item>
        <text:list-item>
          <text:p text:style-name="P29">N. Do not retitle any existing section to be Entitled "Endorsements" or to conflict in title with any Invariant Section. </text:p>
        </text:list-item>
        <text:list-item>
          <text:p text:style-name="P29">O. Preserve any Warranty Disclaimers. </text:p>
        </text:list-item>
      </text:list>
      <text:p text:style-name="P8"><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768938584" text:continue-list="list1312939762" text:style-name="Nummerierung_20_3_20_mit_20_Nummern">
        <text:list-item>
          <text:list>
            <text:list-item>
              <text:list>
                <text:list-item>
                  <text:h text:style-name="P33"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1257087601" text:continue-numbering="true" text:style-name="Nummerierung_20_3_20_mit_20_Nummern">
        <text:list-item>
          <text:list>
            <text:list-item>
              <text:list>
                <text:list-item>
                  <text:h text:style-name="P33"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94479079" text:continue-numbering="true" text:style-name="Nummerierung_20_3_20_mit_20_Nummern">
        <text:list-item>
          <text:list>
            <text:list-item>
              <text:list>
                <text:list-item>
                  <text:h text:style-name="P33"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762558897" text:continue-numbering="true" text:style-name="Nummerierung_20_3_20_mit_20_Nummern">
        <text:list-item>
          <text:list>
            <text:list-item>
              <text:list>
                <text:list-item>
                  <text:h text:style-name="P33"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text:soft-page-break/>If a section in the Document is Entitled "Acknowledgements", "Dedications", or "History", the requirement (section 4) to Preserve its Title (section 1) will typically require changing the actual title.</text:p>
      <text:list xml:id="list2028038953" text:continue-numbering="true" text:style-name="Nummerierung_20_3_20_mit_20_Nummern">
        <text:list-item>
          <text:list>
            <text:list-item>
              <text:list>
                <text:list-item>
                  <text:h text:style-name="P33"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48728719" text:continue-numbering="true" text:style-name="Nummerierung_20_3_20_mit_20_Nummern">
        <text:list-item>
          <text:list>
            <text:list-item>
              <text:list>
                <text:list-item>
                  <text:h text:style-name="P33"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span text:style-name="T19">https:</text:span><text:a xlink:type="simple" xlink:href="http://www.gnu.org/copyleft/" office:target-frame-name="_blank" xlink:show="new" text:style-name="Internet_20_link" text:visited-style-name="Visited_20_Internet_20_Link">//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728933454" text:continue-numbering="true" text:style-name="Nummerierung_20_3_20_mit_20_Nummern">
        <text:list-item>
          <text:list>
            <text:list-item>
              <text:list>
                <text:list-item>
                  <text:h text:style-name="P33"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list xml:id="list1270808227" text:continue-list="list464327958" text:style-name="Outline">
        <text:list-item>
          <text:list>
            <text:list-item>
              <text:h text:style-name="P24" text:outline-level="2"><text:bookmark-start text:name="__RefHeading__57056_1614059384"/>GNU GENERAL PUBLIC LICENSE<text:bookmark-end text:name="__RefHeading__57056_1614059384"/></text:h>
            </text:list-item>
          </text:list>
        </text:list-item>
      </text:list>
      <text:p text:style-name="P6">Version 3, 29 June 2007</text:p>
      <text:p text:style-name="Text_20_body">Copyright © 2007 Free Software Foundation, Inc. &lt;<text:span text:style-name="T12">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2011103744" text:continue-numbering="true" text:style-name="Outline">
        <text:list-item>
          <text:list>
            <text:list-item>
              <text:list>
                <text:list-item>
                  <text:h text:style-name="P34"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1428832686"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69126153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472711940" text:continue-numbering="true" text:style-name="Outline">
        <text:list-item>
          <text:list>
            <text:list-item>
              <text:list>
                <text:list-item>
                  <text:list>
                    <text:list-item>
                      <text:h text:style-name="P26"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957711705"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00822933"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763935031" text:continue-numbering="true" text:style-name="Outline">
        <text:list-item>
          <text:list>
            <text:list-item>
              <text:list>
                <text:list-item>
                  <text:list>
                    <text:list-item>
                      <text:h text:style-name="P26"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2965744878696405971" text:style-name="L13">
        <text:list-item>
          <text:p text:style-name="P58">a) The work must carry prominent notices stating that you modified it, and giving a relevant date. </text:p>
        </text:list-item>
        <text:list-item>
          <text:p text:style-name="P58">b) The work must carry prominent notices stating that it is released under this License and any conditions added under section 7. This requirement modifies the requirement in section 4 to “keep intact all notices”. </text:p>
        </text:list-item>
        <text:list-item>
          <text:p text:style-name="P5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51">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127113496" text:continue-list="list763935031" text:style-name="Outline">
        <text:list-item>
          <text:list>
            <text:list-item>
              <text:list>
                <text:list-item>
                  <text:list>
                    <text:list-item>
                      <text:h text:style-name="P26"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488645462911773480" text:style-name="L14">
        <text:list-item>
          <text:p text:style-name="P59">a) Convey the object code in, or embodied in, a physical product (including a physical distribution medium), accompanied by the Corresponding Source fixed on a durable physical medium customarily used for software interchange. </text:p>
        </text:list-item>
        <text:list-item>
          <text:p text:style-name="P5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2">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483100971" text:continue-list="list2127113496" text:style-name="Outline">
        <text:list-item>
          <text:list>
            <text:list-item>
              <text:list>
                <text:list-item>
                  <text:list>
                    <text:list-item>
                      <text:h text:style-name="P26"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5879824300425070342" text:style-name="L15">
        <text:list-item>
          <text:p text:style-name="P60">a) Disclaiming warranty or limiting liability differently from the terms of sections 15 and 16 of this License; or </text:p>
        </text:list-item>
        <text:list-item>
          <text:p text:style-name="P60">b) Requiring preservation of specified reasonable legal notices or author attributions in that material or in the Appropriate Legal Notices displayed by works containing it; or </text:p>
        </text:list-item>
        <text:list-item>
          <text:p text:style-name="P60">c) Prohibiting misrepresentation of the origin of that material, or requiring that modified versions of such material be marked in reasonable ways as different from the original version; or </text:p>
        </text:list-item>
        <text:list-item>
          <text:p text:style-name="P60">d) Limiting the use for publicity purposes of names of licensors or authors of the material; or </text:p>
        </text:list-item>
        <text:list-item>
          <text:p text:style-name="P60">e) Declining to grant rights under trademark law for use of some trade names, trademarks, or service marks; or </text:p>
        </text:list-item>
        <text:list-item>
          <text:p text:style-name="P5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096451526" text:continue-list="list1483100971" text:style-name="Outline">
        <text:list-item>
          <text:list>
            <text:list-item>
              <text:list>
                <text:list-item>
                  <text:list>
                    <text:list-item>
                      <text:h text:style-name="P26"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287558847"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1334675434" text:continue-numbering="true" text:style-name="Outline">
        <text:list-item>
          <text:list>
            <text:list-item>
              <text:list>
                <text:list-item>
                  <text:list>
                    <text:list-item>
                      <text:h text:style-name="P26"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445123093"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725704377"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83970812" text:continue-numbering="true" text:style-name="Outline">
        <text:list-item>
          <text:list>
            <text:list-item>
              <text:list>
                <text:list-item>
                  <text:list>
                    <text:list-item>
                      <text:h text:style-name="P26"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10953679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771219267"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029844125" text:continue-numbering="true" text:style-name="Outline">
        <text:list-item>
          <text:list>
            <text:list-item>
              <text:list>
                <text:list-item>
                  <text:list>
                    <text:list-item>
                      <text:h text:style-name="P26"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391869292"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Source Code Pro Semibold" svg:font-family="'Source Code Pro Semibold'"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Preformatted_20_Text" style:display-name="Preformatted Text" style:family="paragraph" style:parent-style-name="Standard" style:class="html">
      <style:paragraph-properties fo:margin-top="0cm" fo:margin-bottom="0cm"/>
      <style:text-properties style:font-name="Source Code Pro Semibold" fo:font-size="10pt" style:font-name-asian="Source Code Pro Semibold" style:font-size-asian="10pt" style:font-name-complex="Source Code Pro Semibold"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0"><draw:image xlink:href="Pictures/10000000000002BB00000070CB5E2AE1.png" xlink:type="simple" xlink:show="embed" xlink:actuate="onLoad"/></draw:frame></text:p>
      </style:header>
      <style:footer>
        <text:p text:style-name="MP2">Boldt Webservice<text:tab/>page <text:page-number text:select-page="current">101</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2-04-14T14:29:13</dc:date>
    <dc:creator>Romana Boldt</dc:creator>
    <meta:editing-duration>P11DT2H10M42S</meta:editing-duration>
    <meta:editing-cycles>493</meta:editing-cycles>
    <meta:generator>OpenOffice/4.1.10$Unix OpenOffice.org_project/4110m2$Build-9807</meta:generator>
    <meta:document-statistic meta:table-count="0" meta:image-count="1" meta:object-count="0" meta:page-count="101" meta:paragraph-count="1162" meta:word-count="29819" meta:character-count="178678"/>
  </office:meta>
</office:document-meta>
</file>